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5cm"/>
    </style:style>
    <style:style style:name="co2" style:family="table-column">
      <style:table-column-properties fo:break-before="auto" style:column-width="6.2cm"/>
    </style:style>
    <style:style style:name="co3" style:family="table-column">
      <style:table-column-properties fo:break-before="auto" style:column-width="15.348cm"/>
    </style:style>
    <style:style style:name="co4" style:family="table-column">
      <style:table-column-properties fo:break-before="auto" style:column-width="3.963cm"/>
    </style:style>
    <style:style style:name="co5" style:family="table-column">
      <style:table-column-properties fo:break-before="auto" style:column-width="4.03cm"/>
    </style:style>
    <style:style style:name="co6" style:family="table-column">
      <style:table-column-properties fo:break-before="auto" style:column-width="3.941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0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TEMA</text:p>
          </table:table-cell>
          <table:table-cell office:value-type="string">
            <text:p>PERGUNTA</text:p>
          </table:table-cell>
          <table:table-cell office:value-type="string">
            <text:p>ALTERNATIVA A</text:p>
          </table:table-cell>
          <table:table-cell office:value-type="string">
            <text:p>ALTERNATIVA B</text:p>
          </table:table-cell>
          <table:table-cell office:value-type="string">
            <text:p>ALTERNATIVA C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BELHA/VESPAS</text:p>
          </table:table-cell>
          <table:table-cell office:value-type="string">
            <text:p>Ao se visualizar uma colméia de abelhas ou vespas/marimbondos, o que deve ser feito?</text:p>
          </table:table-cell>
          <table:table-cell office:value-type="string">
            <text:p>Derrubá-las</text:p>
          </table:table-cell>
          <table:table-cell office:value-type="string">
            <text:p>Atear fogo</text:p>
          </table:table-cell>
          <table:table-cell office:value-type="string">
            <text:p>Contatar autoridad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BELHA/VESPAS</text:p>
          </table:table-cell>
          <table:table-cell office:value-type="string">
            <text:p>Qual desses é o principal sintoma de uma ferroada de abelha ou vespa/marimbondo?</text:p>
          </table:table-cell>
          <table:table-cell office:value-type="string">
            <text:p>Sonolência </text:p>
          </table:table-cell>
          <table:table-cell office:value-type="string">
            <text:p>Sangramento</text:p>
          </table:table-cell>
          <table:table-cell office:value-type="string">
            <text:p>Dor intens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ÁGUA PARA CONSUMO HUMANO</text:p>
          </table:table-cell>
          <table:table-cell office:value-type="string">
            <text:p>Quem é responsável pelo padrão de potabilidade da água de consumo humano no Brasil?</text:p>
          </table:table-cell>
          <table:table-cell office:value-type="string">
            <text:p>IBAMA</text:p>
          </table:table-cell>
          <table:table-cell office:value-type="string">
            <text:p>ANVISA</text:p>
          </table:table-cell>
          <table:table-cell office:value-type="string">
            <text:p>Ministério da Saúd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ÁGUA PARA CONSUMO HUMANO</text:p>
          </table:table-cell>
          <table:table-cell office:value-type="string">
            <text:p>Qual setor deve ser comunicado a partir de suspeita de contaminação de água?</text:p>
          </table:table-cell>
          <table:table-cell office:value-type="string">
            <text:p>Meio ambiente</text:p>
          </table:table-cell>
          <table:table-cell office:value-type="string">
            <text:p>Polícia</text:p>
          </table:table-cell>
          <table:table-cell office:value-type="string">
            <text:p>Saúd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ÁGUA PARA CONSUMO HUMANO</text:p>
          </table:table-cell>
          <table:table-cell office:value-type="string">
            <text:p>Você sabe de quanto em quanto tempo é recomendada a limpeza de sua caixa d'água?</text:p>
          </table:table-cell>
          <table:table-cell office:value-type="string">
            <text:p>A cada 10 anos</text:p>
          </table:table-cell>
          <table:table-cell office:value-type="string">
            <text:p>Não precisa limpar</text:p>
          </table:table-cell>
          <table:table-cell office:value-type="string">
            <text:p>A cada 6 mes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ÁGUA PARA CONSUMO HUMANO</text:p>
          </table:table-cell>
          <table:table-cell office:value-type="string">
            <text:p>Você sabe o que é água para consumo humano?</text:p>
          </table:table-cell>
          <table:table-cell office:value-type="string">
            <text:p>Qualquer água</text:p>
          </table:table-cell>
          <table:table-cell office:value-type="string">
            <text:p>Água para cozinhar</text:p>
          </table:table-cell>
          <table:table-cell office:value-type="string">
            <text:p>Água potável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NIMAIS AQUÁTICOS</text:p>
          </table:table-cell>
          <table:table-cell office:value-type="string">
            <text:p>Qual susbtância pode ser utilizada durante os primeiros socorros após ataque de água-viva? </text:p>
          </table:table-cell>
          <table:table-cell office:value-type="string">
            <text:p>Cerveja</text:p>
          </table:table-cell>
          <table:table-cell office:value-type="string">
            <text:p>Água doce</text:p>
          </table:table-cell>
          <table:table-cell office:value-type="string">
            <text:p>Vinagr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NIMAIS AQUÁTICOS</text:p>
          </table:table-cell>
          <table:table-cell office:value-type="string">
            <text:p>Quais os primeiros socorros em caso de acidente por água-viva ou caravela? </text:p>
          </table:table-cell>
          <table:table-cell office:value-type="string">
            <text:p>Urinar no local</text:p>
          </table:table-cell>
          <table:table-cell office:value-type="string">
            <text:p>Passar gelo</text:p>
          </table:table-cell>
          <table:table-cell office:value-type="string">
            <text:p>Aplicar vinagr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ANIMAIS AQUÁTICOS</text:p>
          </table:table-cell>
          <table:table-cell office:value-type="string">
            <text:p>Como aliviar a dor ocasionada por acidentes com peixes peçonhentos?</text:p>
          </table:table-cell>
          <table:table-cell office:value-type="string">
            <text:p>Aplicar pastas</text:p>
          </table:table-cell>
          <table:table-cell office:value-type="string">
            <text:p>Beber álcool</text:p>
          </table:table-cell>
          <table:table-cell office:value-type="string">
            <text:p>Passar água morna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ANIMAIS AQUÁTICOS</text:p>
          </table:table-cell>
          <table:table-cell office:value-type="string">
            <text:p>Qual a cor da bandeira em praias para sinalizar a presença de animais marinhos perigosos?</text:p>
          </table:table-cell>
          <table:table-cell office:value-type="string">
            <text:p>Vermelha</text:p>
          </table:table-cell>
          <table:table-cell office:value-type="string">
            <text:p>Preta</text:p>
          </table:table-cell>
          <table:table-cell office:value-type="string">
            <text:p>Roxa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AR CONTAMINADO</text:p>
          </table:table-cell>
          <table:table-cell office:value-type="string">
            <text:p>Como é chamada a neblina formada pela poluição atmosférica?</text:p>
          </table:table-cell>
          <table:table-cell office:value-type="string">
            <text:p>Ondas de calor</text:p>
          </table:table-cell>
          <table:table-cell office:value-type="string">
            <text:p>Chuva ácida</text:p>
          </table:table-cell>
          <table:table-cell office:value-type="string">
            <text:p>Smog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AR CONTAMINADO</text:p>
          </table:table-cell>
          <table:table-cell office:value-type="string">
            <text:p>Em geral, qual situação climática são mais favoráveis à poluição do ar?</text:p>
          </table:table-cell>
          <table:table-cell office:value-type="string">
            <text:p>Nublado</text:p>
          </table:table-cell>
          <table:table-cell office:value-type="string">
            <text:p>Neve</text:p>
          </table:table-cell>
          <table:table-cell office:value-type="string">
            <text:p>Calor e chuva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AR CONTAMINADO</text:p>
          </table:table-cell>
          <table:table-cell office:value-type="string">
            <text:p>Qual o principal poluente responsável pelo efeito estufa?</text:p>
          </table:table-cell>
          <table:table-cell office:value-type="string">
            <text:p>Oxigênio</text:p>
          </table:table-cell>
          <table:table-cell office:value-type="string">
            <text:p>Amônia</text:p>
          </table:table-cell>
          <table:table-cell office:value-type="string">
            <text:p>Gás carbônico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AR CONTAMINADO</text:p>
          </table:table-cell>
          <table:table-cell office:value-type="string">
            <text:p>Qual destes é um poluente atmosférico prejudicial à saúde da população?</text:p>
          </table:table-cell>
          <table:table-cell office:value-type="string">
            <text:p>Nitrogênio</text:p>
          </table:table-cell>
          <table:table-cell office:value-type="string">
            <text:p>Chumbo</text:p>
          </table:table-cell>
          <table:table-cell office:value-type="string">
            <text:p>Dióxido de Enxofr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R CONTAMINADO</text:p>
          </table:table-cell>
          <table:table-cell office:value-type="string">
            <text:p>Qual das alternativas é uma fonte de poluição atmosférica em ambientes internos?</text:p>
          </table:table-cell>
          <table:table-cell office:value-type="string">
            <text:p>Chuveiro elétrico</text:p>
          </table:table-cell>
          <table:table-cell office:value-type="string">
            <text:p>Controle remoto</text:p>
          </table:table-cell>
          <table:table-cell office:value-type="string">
            <text:p>Ar condicionado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AR CONTAMINADO</text:p>
          </table:table-cell>
          <table:table-cell office:value-type="string">
            <text:p>Que recomendação serve para combater os efeitos da poluição atmosférica na saúde humana?</text:p>
          </table:table-cell>
          <table:table-cell office:value-type="string">
            <text:p>Fazer exercícios</text:p>
          </table:table-cell>
          <table:table-cell office:value-type="string">
            <text:p>Repouso</text:p>
          </table:table-cell>
          <table:table-cell office:value-type="string">
            <text:p>Beber bastante água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AR CONTAMINADO</text:p>
          </table:table-cell>
          <table:table-cell office:value-type="string">
            <text:p>Qual <text:s/>o efeito principal da poluição do ar sobre o clima?</text:p>
          </table:table-cell>
          <table:table-cell office:value-type="string">
            <text:p>Maremotos</text:p>
          </table:table-cell>
          <table:table-cell office:value-type="string">
            <text:p>Alagamentos</text:p>
          </table:table-cell>
          <table:table-cell office:value-type="string">
            <text:p>Aumento do calor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AR CONTAMINADO</text:p>
          </table:table-cell>
          <table:table-cell office:value-type="string">
            <text:p>Qual destes é um efeito do monóxido de carbono na saúde humana?</text:p>
          </table:table-cell>
          <table:table-cell office:value-type="string">
            <text:p>Câncer de pulmão</text:p>
          </table:table-cell>
          <table:table-cell office:value-type="string">
            <text:p>Sinusite</text:p>
          </table:table-cell>
          <table:table-cell office:value-type="string">
            <text:p>Dores de cabeça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AR CONTAMINADO</text:p>
          </table:table-cell>
          <table:table-cell office:value-type="string">
            <text:p>O nível de poluição do ar costuma ser maior em qual estação do ano?</text:p>
          </table:table-cell>
          <table:table-cell office:value-type="string">
            <text:p>Outono</text:p>
          </table:table-cell>
          <table:table-cell office:value-type="string">
            <text:p>Verão</text:p>
          </table:table-cell>
          <table:table-cell office:value-type="string">
            <text:p>Inverno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AR CONTAMINADO</text:p>
          </table:table-cell>
          <table:table-cell office:value-type="string">
            <text:p>Quem são os maiores responsável por emissões de poluentes nas grandes cidades?</text:p>
          </table:table-cell>
          <table:table-cell office:value-type="string">
            <text:p>indústrias</text:p>
          </table:table-cell>
          <table:table-cell office:value-type="string">
            <text:p>Queimadas</text:p>
          </table:table-cell>
          <table:table-cell office:value-type="string">
            <text:p>Veículos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AR CONTAMINADO</text:p>
          </table:table-cell>
          <table:table-cell office:value-type="string">
            <text:p>Os gases <text:s/>CFC's são encontrados em qual desses dispositivos?</text:p>
          </table:table-cell>
          <table:table-cell office:value-type="string">
            <text:p>Celulares</text:p>
          </table:table-cell>
          <table:table-cell office:value-type="string">
            <text:p>Eletrodomésticos</text:p>
          </table:table-cell>
          <table:table-cell office:value-type="string">
            <text:p>Refrigeradores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AR CONTAMINADO</text:p>
          </table:table-cell>
          <table:table-cell office:value-type="string">
            <text:p>Quais dessas medidas ajuda a controlar melhor a qualidade do ar, em relação a veículos?</text:p>
          </table:table-cell>
          <table:table-cell office:value-type="string">
            <text:p>Direção defensiva</text:p>
          </table:table-cell>
          <table:table-cell office:value-type="string">
            <text:p>Troca de combustível</text:p>
          </table:table-cell>
          <table:table-cell office:value-type="string">
            <text:p>Uso de catalizadores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AR CONTAMINADO</text:p>
          </table:table-cell>
          <table:table-cell office:value-type="string">
            <text:p>Qual dos poluentes procede de centrais energéticas que queimam carvão ou petróleo?</text:p>
          </table:table-cell>
          <table:table-cell office:value-type="string">
            <text:p>Ozônio</text:p>
          </table:table-cell>
          <table:table-cell office:value-type="string">
            <text:p>Nitrogênio</text:p>
          </table:table-cell>
          <table:table-cell office:value-type="string">
            <text:p>Dióxido de enxofre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ARANHA</text:p>
          </table:table-cell>
          <table:table-cell office:value-type="string">
            <text:p>Qual dessas aranhas não causa acidentes graves no Brasil?</text:p>
          </table:table-cell>
          <table:table-cell office:value-type="string">
            <text:p>Marrom</text:p>
          </table:table-cell>
          <table:table-cell office:value-type="string">
            <text:p>Armadeira</text:p>
          </table:table-cell>
          <table:table-cell office:value-type="string">
            <text:p>Caranguejeira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ARANHA</text:p>
          </table:table-cell>
          <table:table-cell office:value-type="string">
            <text:p>Qual a região geográfica do Brasil onde ocorre a maioria dos acidentes por aranhas?</text:p>
          </table:table-cell>
          <table:table-cell office:value-type="string">
            <text:p>Sudeste</text:p>
          </table:table-cell>
          <table:table-cell office:value-type="string">
            <text:p>Nordeste</text:p>
          </table:table-cell>
          <table:table-cell office:value-type="string">
            <text:p>Sul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ARANHA</text:p>
          </table:table-cell>
          <table:table-cell office:value-type="string">
            <text:p>Qual dessas aranhas apresenta uma picada quase imperceptível?</text:p>
          </table:table-cell>
          <table:table-cell office:value-type="string">
            <text:p>Caranguejeira</text:p>
          </table:table-cell>
          <table:table-cell office:value-type="string">
            <text:p>Armadeira</text:p>
          </table:table-cell>
          <table:table-cell office:value-type="string">
            <text:p>Marrom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ARANHA</text:p>
          </table:table-cell>
          <table:table-cell office:value-type="string">
            <text:p>O que pode ser feito para ajudar a aliviar a dor ocasionada por um acidente com aranha?</text:p>
          </table:table-cell>
          <table:table-cell office:value-type="string">
            <text:p>Espremer o local</text:p>
          </table:table-cell>
          <table:table-cell office:value-type="string">
            <text:p>Sucção com a boca</text:p>
          </table:table-cell>
          <table:table-cell office:value-type="string">
            <text:p>Compressa morna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COQUELUCHE</text:p>
          </table:table-cell>
          <table:table-cell office:value-type="string">
            <text:p>Qual doença caracteriza-se pela tosse comprida?</text:p>
          </table:table-cell>
          <table:table-cell office:value-type="string">
            <text:p>Sarampo</text:p>
          </table:table-cell>
          <table:table-cell office:value-type="string">
            <text:p>Meningite</text:p>
          </table:table-cell>
          <table:table-cell office:value-type="string">
            <text:p>Coqueluche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COQUELUCHE</text:p>
          </table:table-cell>
          <table:table-cell office:value-type="string">
            <text:p>Tosse comprida, guincho e vômitos pós-tosse suspeita-se de qual doença?</text:p>
          </table:table-cell>
          <table:table-cell office:value-type="string">
            <text:p>Influenza</text:p>
          </table:table-cell>
          <table:table-cell office:value-type="string">
            <text:p>Turbeculose</text:p>
          </table:table-cell>
          <table:table-cell office:value-type="string">
            <text:p>Coqueluche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COQUELUCHE</text:p>
          </table:table-cell>
          <table:table-cell office:value-type="string">
            <text:p>Qual bactéria é causadora da coqueluche?</text:p>
          </table:table-cell>
          <table:table-cell office:value-type="string">
            <text:p>C. tetani</text:p>
          </table:table-cell>
          <table:table-cell office:value-type="string">
            <text:p>C. diphtheriae</text:p>
          </table:table-cell>
          <table:table-cell office:value-type="string">
            <text:p>B. pertussis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COQUELUCHE</text:p>
          </table:table-cell>
          <table:table-cell office:value-type="string">
            <text:p>Qual <text:s/>vacina protege da coqueluche as crianças menores de <text:s/>1 ano?</text:p>
          </table:table-cell>
          <table:table-cell office:value-type="string">
            <text:p>BCG </text:p>
          </table:table-cell>
          <table:table-cell office:value-type="string">
            <text:p>Tríplice viral</text:p>
          </table:table-cell>
          <table:table-cell office:value-type="string">
            <text:p>Pentavalente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COQUELUCHE</text:p>
          </table:table-cell>
          <table:table-cell office:value-type="string">
            <text:p>Qual a principal medida de prevenção da coqueluche?</text:p>
          </table:table-cell>
          <table:table-cell office:value-type="string">
            <text:p>uso <text:s/>de <text:s/>preservativos</text:p>
          </table:table-cell>
          <table:table-cell office:value-type="string">
            <text:p>Antibiótico</text:p>
          </table:table-cell>
          <table:table-cell office:value-type="string">
            <text:p>Vacina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COQUELUCHE</text:p>
          </table:table-cell>
          <table:table-cell office:value-type="string">
            <text:p>Qual antibiótico é recomendado para o tratamento da coqueluche?</text:p>
          </table:table-cell>
          <table:table-cell office:value-type="string">
            <text:p>Rifampicina</text:p>
          </table:table-cell>
          <table:table-cell office:value-type="string">
            <text:p>Tamiflu</text:p>
          </table:table-cell>
          <table:table-cell office:value-type="string">
            <text:p>Azitromicina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DENGUE/ZIKA/CHIK</text:p>
          </table:table-cell>
          <table:table-cell office:value-type="string">
            <text:p>A eliminação de criadouros deve ser realizada com que periodicidade? </text:p>
          </table:table-cell>
          <table:table-cell office:value-type="string">
            <text:p>Diária</text:p>
          </table:table-cell>
          <table:table-cell office:value-type="string">
            <text:p>Mensal</text:p>
          </table:table-cell>
          <table:table-cell office:value-type="string">
            <text:p>Semanal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DENGUE/ZIKA/CHIK</text:p>
          </table:table-cell>
          <table:table-cell office:value-type="string">
            <text:p>Qual das providências não favorece a proteção para as mulheres grávidas? </text:p>
          </table:table-cell>
          <table:table-cell office:value-type="string">
            <text:p>Usar mosquiteiros</text:p>
          </table:table-cell>
          <table:table-cell office:value-type="string">
            <text:p>Limpar a casa</text:p>
          </table:table-cell>
          <table:table-cell office:value-type="string">
            <text:p>Passar óleo na pele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DENGUE/ZIKA/CHIK</text:p>
          </table:table-cell>
          <table:table-cell office:value-type="string">
            <text:p>Como se transmite a dengue?</text:p>
          </table:table-cell>
          <table:table-cell office:value-type="string">
            <text:p>Beijos</text:p>
          </table:table-cell>
          <table:table-cell office:value-type="string">
            <text:p>Abraços</text:p>
          </table:table-cell>
          <table:table-cell office:value-type="string">
            <text:p>Picada do mosquito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DENGUE/ZIKA/CHIK</text:p>
          </table:table-cell>
          <table:table-cell office:value-type="string">
            <text:p>Uso de ar condicionado mata o mosquito Aedes?</text:p>
          </table:table-cell>
          <table:table-cell office:value-type="string">
            <text:p>Apenas ventilador</text:p>
          </table:table-cell>
          <table:table-cell office:value-type="string">
            <text:p>Sim</text:p>
          </table:table-cell>
          <table:table-cell office:value-type="string">
            <text:p>Não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DENGUE/ZIKA/CHIK</text:p>
          </table:table-cell>
          <table:table-cell office:value-type="string">
            <text:p>Uma pessoa com dengue pode fazer uso de aspirina e outros medicamentos similares?</text:p>
          </table:table-cell>
          <table:table-cell office:value-type="string">
            <text:p>Sim</text:p>
          </table:table-cell>
          <table:table-cell office:value-type="string">
            <text:p>Somente aspirina</text:p>
          </table:table-cell>
          <table:table-cell office:value-type="string">
            <text:p>Não pode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DENGUE/ZIKA/CHIK</text:p>
          </table:table-cell>
          <table:table-cell office:value-type="string">
            <text:p>Em que período do dia você pode ser picado pelo Aedes aegypti?</text:p>
          </table:table-cell>
          <table:table-cell office:value-type="string">
            <text:p>Só pela manhã</text:p>
          </table:table-cell>
          <table:table-cell office:value-type="string">
            <text:p>Só pela noite</text:p>
          </table:table-cell>
          <table:table-cell office:value-type="string">
            <text:p>Manhã, tarde e noite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DENGUE/ZIKA/CHIK</text:p>
          </table:table-cell>
          <table:table-cell office:value-type="string">
            <text:p>O ar condicionado da minha sala de trabalho pode ser um criadouro do Aedes aegypti?</text:p>
          </table:table-cell>
          <table:table-cell office:value-type="string">
            <text:p>Não</text:p>
          </table:table-cell>
          <table:table-cell office:value-type="string">
            <text:p>Apenas ventiladores</text:p>
          </table:table-cell>
          <table:table-cell office:value-type="string">
            <text:p>Sim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DENGUE/ZIKA/CHIK</text:p>
          </table:table-cell>
          <table:table-cell office:value-type="string">
            <text:p>Todas as pessoas infectadas pelo vírus Zika desenvolvem sintomas?</text:p>
          </table:table-cell>
          <table:table-cell office:value-type="string">
            <text:p>Sim</text:p>
          </table:table-cell>
          <table:table-cell office:value-type="string">
            <text:p>Somente crianças</text:p>
          </table:table-cell>
          <table:table-cell office:value-type="string">
            <text:p>Não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DENGUE/ZIKA/CHIK</text:p>
          </table:table-cell>
          <table:table-cell office:value-type="string">
            <text:p>Como evitar o contágio pelo vírus Zika?</text:p>
          </table:table-cell>
          <table:table-cell office:value-type="string">
            <text:p>Tomar banho</text:p>
          </table:table-cell>
          <table:table-cell office:value-type="string">
            <text:p>Tomar vitaminas</text:p>
          </table:table-cell>
          <table:table-cell office:value-type="string">
            <text:p>Usar repelentes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DENGUE/ZIKA/CHIK</text:p>
          </table:table-cell>
          <table:table-cell office:value-type="string">
            <text:p>O que é o Zika ?</text:p>
          </table:table-cell>
          <table:table-cell office:value-type="string">
            <text:p>Uma doença</text:p>
          </table:table-cell>
          <table:table-cell office:value-type="string">
            <text:p>Um mosquito</text:p>
          </table:table-cell>
          <table:table-cell office:value-type="string">
            <text:p>Um vírus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DENGUE/ZIKA/CHIK</text:p>
          </table:table-cell>
          <table:table-cell office:value-type="string">
            <text:p>Qual dos sintomas seguintes se considera um sinal de alerta para gestante?</text:p>
          </table:table-cell>
          <table:table-cell office:value-type="string">
            <text:p>Enjoos matinais</text:p>
          </table:table-cell>
          <table:table-cell office:value-type="string">
            <text:p>Congestão nasal</text:p>
          </table:table-cell>
          <table:table-cell office:value-type="string">
            <text:p>Manchas vermelhas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DENGUE/ZIKA/CHIK</text:p>
          </table:table-cell>
          <table:table-cell office:value-type="string">
            <text:p>Qual das seguintes doenças é transmitida por mosquitos? </text:p>
          </table:table-cell>
          <table:table-cell office:value-type="string">
            <text:p>Sífilis</text:p>
          </table:table-cell>
          <table:table-cell office:value-type="string">
            <text:p>Tuberculose</text:p>
          </table:table-cell>
          <table:table-cell office:value-type="string">
            <text:p>Chikungunya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DENGUE/ZIKA/CHIK</text:p>
          </table:table-cell>
          <table:table-cell office:value-type="string">
            <text:p>Qual é um sinal de gravidade no indivíduo com febre ?</text:p>
          </table:table-cell>
          <table:table-cell office:value-type="string">
            <text:p>Tosse</text:p>
          </table:table-cell>
          <table:table-cell office:value-type="string">
            <text:p>Diarreia</text:p>
          </table:table-cell>
          <table:table-cell office:value-type="string">
            <text:p>Sangramentos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DESASTRES</text:p>
          </table:table-cell>
          <table:table-cell office:value-type="string">
            <text:p>Em casos de desmoronamento ou deslizamento de terra, quem chamar?</text:p>
          </table:table-cell>
          <table:table-cell office:value-type="string">
            <text:p>SAMU (192)</text:p>
          </table:table-cell>
          <table:table-cell office:value-type="string">
            <text:p>CVV (141)</text:p>
          </table:table-cell>
          <table:table-cell office:value-type="string">
            <text:p>Defesa Civil (199)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DESASTRES</text:p>
          </table:table-cell>
          <table:table-cell office:value-type="string">
            <text:p>Em casos de incêndios, o Corpo de Bombeiros deve ser acionado por qual telefone?</text:p>
          </table:table-cell>
          <table:table-cell office:value-type="float" office:value="192">
            <text:p>192</text:p>
          </table:table-cell>
          <table:table-cell office:value-type="float" office:value="194">
            <text:p>194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DESASTRES</text:p>
          </table:table-cell>
          <table:table-cell office:value-type="string">
            <text:p>O que fazer em caso de acidentes por animais peçonhentos, após uma enchente? </text:p>
          </table:table-cell>
          <table:table-cell office:value-type="string">
            <text:p>Sugar o local</text:p>
          </table:table-cell>
          <table:table-cell office:value-type="string">
            <text:p>Capturar o animal</text:p>
          </table:table-cell>
          <table:table-cell office:value-type="string">
            <text:p>Procurar hospital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DESASTRES</text:p>
          </table:table-cell>
          <table:table-cell office:value-type="string">
            <text:p>Caso encontre animais peçonhentos em sua residência quem você deve acionar?</text:p>
          </table:table-cell>
          <table:table-cell office:value-type="string">
            <text:p>SAMU (192)</text:p>
          </table:table-cell>
          <table:table-cell office:value-type="string">
            <text:p>Defesa Civil (199)</text:p>
          </table:table-cell>
          <table:table-cell office:value-type="string">
            <text:p>Bombeiros (193)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DESASTRES</text:p>
          </table:table-cell>
          <table:table-cell office:value-type="string">
            <text:p>Onde você não deve ficar em caso de incidências de raios ?</text:p>
          </table:table-cell>
          <table:table-cell office:value-type="string">
            <text:p>Em carro ou ônibus</text:p>
          </table:table-cell>
          <table:table-cell office:value-type="string">
            <text:p>Em casa ou prédio</text:p>
          </table:table-cell>
          <table:table-cell office:value-type="string">
            <text:p>Embaixo de árvore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DESASTRES</text:p>
          </table:table-cell>
          <table:table-cell office:value-type="string">
            <text:p>Se uma pessoa for atingida por um raio, o que pode acontecer?</text:p>
          </table:table-cell>
          <table:table-cell office:value-type="string">
            <text:p>Nada</text:p>
          </table:table-cell>
          <table:table-cell office:value-type="string">
            <text:p>Somente queimaduras</text:p>
          </table:table-cell>
          <table:table-cell office:value-type="string">
            <text:p>Queimaduras e morte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DESASTRES</text:p>
          </table:table-cell>
          <table:table-cell office:value-type="string">
            <text:p>Numa situação de chuva forte, onde as ruas ficam inundadas, o que fazer?</text:p>
          </table:table-cell>
          <table:table-cell office:value-type="string">
            <text:p>Brincar na água</text:p>
          </table:table-cell>
          <table:table-cell office:value-type="string">
            <text:p>Atravessar a enchente</text:p>
          </table:table-cell>
          <table:table-cell office:value-type="string">
            <text:p>Procurar abrigo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DESASTRES</text:p>
          </table:table-cell>
          <table:table-cell office:value-type="string">
            <text:p>Se você encontrar uma mochila abandonada, o que deve fazer?</text:p>
          </table:table-cell>
          <table:table-cell office:value-type="string">
            <text:p>Abrir</text:p>
          </table:table-cell>
          <table:table-cell office:value-type="string">
            <text:p>Levar para casa</text:p>
          </table:table-cell>
          <table:table-cell office:value-type="string">
            <text:p>Acionar autoridades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DESASTRES</text:p>
          </table:table-cell>
          <table:table-cell office:value-type="string">
            <text:p>Ao se deparar com um objeto que possua o símbolo radioativo, o que fazer?</text:p>
          </table:table-cell>
          <table:table-cell office:value-type="string">
            <text:p>Manusear o objeto</text:p>
          </table:table-cell>
          <table:table-cell office:value-type="string">
            <text:p>Levar para casa</text:p>
          </table:table-cell>
          <table:table-cell office:value-type="string">
            <text:p>Acionar autoridades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DESASTRES</text:p>
          </table:table-cell>
          <table:table-cell office:value-type="string">
            <text:p>O que deve fazer caso receba alguma correspondência suspeita?</text:p>
          </table:table-cell>
          <table:table-cell office:value-type="string">
            <text:p>Devolver</text:p>
          </table:table-cell>
          <table:table-cell office:value-type="string">
            <text:p>Abrir</text:p>
          </table:table-cell>
          <table:table-cell office:value-type="string">
            <text:p>Acionar autoridades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DESASTRES</text:p>
          </table:table-cell>
          <table:table-cell office:value-type="string">
            <text:p>Se você estiver numa rua e se deparar com um vazamento de produto químico, quem acionar? </text:p>
          </table:table-cell>
          <table:table-cell office:value-type="string">
            <text:p>SAMU (192)</text:p>
          </table:table-cell>
          <table:table-cell office:value-type="string">
            <text:p>Polícia Civil (197)</text:p>
          </table:table-cell>
          <table:table-cell office:value-type="string">
            <text:p>Bombeiros (193)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DESASTRES</text:p>
          </table:table-cell>
          <table:table-cell office:value-type="string">
            <text:p>Quais os perigos que a água de enchentes esconde?</text:p>
          </table:table-cell>
          <table:table-cell office:value-type="string">
            <text:p>Nenhum</text:p>
          </table:table-cell>
          <table:table-cell office:value-type="string">
            <text:p>Gripe</text:p>
          </table:table-cell>
          <table:table-cell office:value-type="string">
            <text:p>Leptospirose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DIFTERIA</text:p>
          </table:table-cell>
          <table:table-cell office:value-type="string">
            <text:p>Como a difteria é popularmente <text:s/>conhecida?</text:p>
          </table:table-cell>
          <table:table-cell office:value-type="string">
            <text:p>Paralisia flácida </text:p>
          </table:table-cell>
          <table:table-cell office:value-type="string">
            <text:p>Tosse comprida</text:p>
          </table:table-cell>
          <table:table-cell office:value-type="string">
            <text:p>Crupe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DIFTERIA</text:p>
          </table:table-cell>
          <table:table-cell office:value-type="string">
            <text:p>Em geral, qual o <text:s/>período <text:s/>de incubação para a difteria?</text:p>
          </table:table-cell>
          <table:table-cell office:value-type="string">
            <text:p>5 a 15 dias</text:p>
          </table:table-cell>
          <table:table-cell office:value-type="string">
            <text:p>5 a 10 dias</text:p>
          </table:table-cell>
          <table:table-cell office:value-type="string">
            <text:p>1 a 6 dias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DIFTERIA</text:p>
          </table:table-cell>
          <table:table-cell office:value-type="string">
            <text:p>Por quanto <text:s/>tempo <text:s/>o <text:s/>portador pode eliminar o <text:s/>bacilo da difteria?</text:p>
          </table:table-cell>
          <table:table-cell office:value-type="string">
            <text:p>1 ano</text:p>
          </table:table-cell>
          <table:table-cell office:value-type="string">
            <text:p>3 meses ou mais</text:p>
          </table:table-cell>
          <table:table-cell office:value-type="string">
            <text:p>6 meses ou mais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DIFTERIA</text:p>
          </table:table-cell>
          <table:table-cell office:value-type="string">
            <text:p>Qual <text:s/>vacina <text:s/>é recomendada para prevenir difteria em adultos?</text:p>
          </table:table-cell>
          <table:table-cell office:value-type="string">
            <text:p>Tríplice viral</text:p>
          </table:table-cell>
          <table:table-cell office:value-type="string">
            <text:p>BCG</text:p>
          </table:table-cell>
          <table:table-cell office:value-type="string">
            <text:p>Dupla <text:s/>adulto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DIFTERIA</text:p>
          </table:table-cell>
          <table:table-cell office:value-type="string">
            <text:p>Qual medida terapêutica é mais <text:s/>eficaz no tratamento <text:s/>da <text:s/>difteria?</text:p>
          </table:table-cell>
          <table:table-cell office:value-type="string">
            <text:p>Antibioticoterapia</text:p>
          </table:table-cell>
          <table:table-cell office:value-type="string">
            <text:p>Vacina</text:p>
          </table:table-cell>
          <table:table-cell office:value-type="string">
            <text:p>Soro antidiftérico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DIFTERIA</text:p>
          </table:table-cell>
          <table:table-cell office:value-type="string">
            <text:p>Qual <text:s/>a <text:s/>medida <text:s/>de prevenção <text:s/>mais <text:s/>eficaz para a difteria?</text:p>
          </table:table-cell>
          <table:table-cell office:value-type="string">
            <text:p>antibioticoterapia</text:p>
          </table:table-cell>
          <table:table-cell office:value-type="string">
            <text:p>Uso de preservativos</text:p>
          </table:table-cell>
          <table:table-cell office:value-type="string">
            <text:p>Vacinação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DOENÇA DE CHAGAS</text:p>
          </table:table-cell>
          <table:table-cell office:value-type="string">
            <text:p>Qual é o agente causador da Doença de Chagas?</text:p>
          </table:table-cell>
          <table:table-cell office:value-type="string">
            <text:p>Bactéria</text:p>
          </table:table-cell>
          <table:table-cell office:value-type="string">
            <text:p>Vírus</text:p>
          </table:table-cell>
          <table:table-cell office:value-type="string">
            <text:p>Protozoário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DOENÇA DE CHAGAS</text:p>
          </table:table-cell>
          <table:table-cell office:value-type="string">
            <text:p>Qual o inseto transmissor da Doença de Chagas?</text:p>
          </table:table-cell>
          <table:table-cell office:value-type="string">
            <text:p>Vespas</text:p>
          </table:table-cell>
          <table:table-cell office:value-type="string">
            <text:p>Mosquitos </text:p>
          </table:table-cell>
          <table:table-cell office:value-type="string">
            <text:p>Barbeiros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DOENÇA DE CHAGAS</text:p>
          </table:table-cell>
          <table:table-cell office:value-type="string">
            <text:p>Qual destas formas não transmite a Doença de Chagas?</text:p>
          </table:table-cell>
          <table:table-cell office:value-type="string">
            <text:p>Transfusão de sangue</text:p>
          </table:table-cell>
          <table:table-cell office:value-type="string">
            <text:p>Alimento contaminado</text:p>
          </table:table-cell>
          <table:table-cell office:value-type="string">
            <text:p>Contato com pessoas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DOENÇA DE CHAGAS</text:p>
          </table:table-cell>
          <table:table-cell office:value-type="string">
            <text:p>Quais barbeiros, ao picarem as pessoas, podem transmitir a Doença de Chagas?</text:p>
          </table:table-cell>
          <table:table-cell office:value-type="string">
            <text:p>Todos</text:p>
          </table:table-cell>
          <table:table-cell office:value-type="string">
            <text:p>Somente as fêmeas</text:p>
          </table:table-cell>
          <table:table-cell office:value-type="string">
            <text:p>Apenas os infectados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DOENÇA DE CHAGAS</text:p>
          </table:table-cell>
          <table:table-cell office:value-type="string">
            <text:p>Qual o principal sintoma da fase aguda da Doença de Chagas?</text:p>
          </table:table-cell>
          <table:table-cell office:value-type="string">
            <text:p>Dores nas juntas</text:p>
          </table:table-cell>
          <table:table-cell office:value-type="string">
            <text:p>Tosse</text:p>
          </table:table-cell>
          <table:table-cell office:value-type="string">
            <text:p>Febre constante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DOENÇA DE CHAGAS</text:p>
          </table:table-cell>
          <table:table-cell office:value-type="string">
            <text:p>Como é feito o diagnóstico confirmatório da Doença de Chagas?</text:p>
          </table:table-cell>
          <table:table-cell office:value-type="string">
            <text:p>Exame de urina</text:p>
          </table:table-cell>
          <table:table-cell office:value-type="string">
            <text:p>Exame de fezes</text:p>
          </table:table-cell>
          <table:table-cell office:value-type="string">
            <text:p>Exame de sangue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DOENÇA DE CHAGAS</text:p>
          </table:table-cell>
          <table:table-cell office:value-type="string">
            <text:p>A Doença de Chagas tem tratamento específico oferecido pelo SUS? </text:p>
          </table:table-cell>
          <table:table-cell office:value-type="string">
            <text:p>Sim. É gratuito</text:p>
          </table:table-cell>
          <table:table-cell office:value-type="string">
            <text:p>Não</text:p>
          </table:table-cell>
          <table:table-cell office:value-type="string">
            <text:p>Sim, mas é pago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DOENÇA DE CHAGAS</text:p>
          </table:table-cell>
          <table:table-cell office:value-type="string">
            <text:p>Quais destas, não é uma forma de se prevenir da Doença de Chagas?</text:p>
          </table:table-cell>
          <table:table-cell office:value-type="string">
            <text:p>Usar mosquiteiros</text:p>
          </table:table-cell>
          <table:table-cell office:value-type="string">
            <text:p>Limpar quintais</text:p>
          </table:table-cell>
          <table:table-cell office:value-type="string">
            <text:p>Remover água parada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DOENÇA DE CHAGAS</text:p>
          </table:table-cell>
          <table:table-cell office:value-type="string">
            <text:p>Caso uma pessoa tenha febre por mais de 7 dias, o que deve fazer?</text:p>
          </table:table-cell>
          <table:table-cell office:value-type="string">
            <text:p>Tomar antibiótico</text:p>
          </table:table-cell>
          <table:table-cell office:value-type="string">
            <text:p>Tomar antitérmico</text:p>
          </table:table-cell>
          <table:table-cell office:value-type="string">
            <text:p>Procurar o SUS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DST/AIDS</text:p>
          </table:table-cell>
          <table:table-cell office:value-type="string">
            <text:p>O que fazer após ter contato com sangue ou sêmen que possam estar contaminados pelo HIV?</text:p>
          </table:table-cell>
          <table:table-cell office:value-type="string">
            <text:p>Nada</text:p>
          </table:table-cell>
          <table:table-cell office:value-type="string">
            <text:p>Tomar banho</text:p>
          </table:table-cell>
          <table:table-cell office:value-type="string">
            <text:p>Procurar o SUS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DST/AIDS</text:p>
          </table:table-cell>
          <table:table-cell office:value-type="string">
            <text:p>Discriminar a pessoa vivendo com HIV/aids é crime previsto em lei no Brasil?</text:p>
          </table:table-cell>
          <table:table-cell office:value-type="string">
            <text:p>Não</text:p>
          </table:table-cell>
          <table:table-cell office:value-type="string">
            <text:p>Depende do motivo</text:p>
          </table:table-cell>
          <table:table-cell office:value-type="string">
            <text:p>Sim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DST/AIDS</text:p>
          </table:table-cell>
          <table:table-cell office:value-type="string">
            <text:p>Quem tem HIV precisa estar muito doente para ter direito ao tratamento pelo SUS?</text:p>
          </table:table-cell>
          <table:table-cell office:value-type="string">
            <text:p>Sim</text:p>
          </table:table-cell>
          <table:table-cell office:value-type="string">
            <text:p>Não tem tratamento</text:p>
          </table:table-cell>
          <table:table-cell office:value-type="string">
            <text:p>Todos tem direito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DST/AIDS</text:p>
          </table:table-cell>
          <table:table-cell office:value-type="string">
            <text:p>HIV é a mesma coisa que aids?</text:p>
          </table:table-cell>
          <table:table-cell office:value-type="string">
            <text:p>Sim</text:p>
          </table:table-cell>
          <table:table-cell office:value-type="string">
            <text:p>HIV é sigla de aids</text:p>
          </table:table-cell>
          <table:table-cell office:value-type="string">
            <text:p>Não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DST/AIDS</text:p>
          </table:table-cell>
          <table:table-cell office:value-type="string">
            <text:p>A camisinha é a única forma de prevenção ao HIV?</text:p>
          </table:table-cell>
          <table:table-cell office:value-type="string">
            <text:p>Sim</text:p>
          </table:table-cell>
          <table:table-cell office:value-type="string">
            <text:p>Não. Somente DIU</text:p>
          </table:table-cell>
          <table:table-cell office:value-type="string">
            <text:p>Não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DST/AIDS</text:p>
          </table:table-cell>
          <table:table-cell office:value-type="string">
            <text:p>Por que tomar os medicamentos para tratar o HIV?</text:p>
          </table:table-cell>
          <table:table-cell office:value-type="string">
            <text:p>Para curar a aids</text:p>
          </table:table-cell>
          <table:table-cell office:value-type="string">
            <text:p>Para viver pior</text:p>
          </table:table-cell>
          <table:table-cell office:value-type="string">
            <text:p>Para viver melhor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DST/AIDS</text:p>
          </table:table-cell>
          <table:table-cell office:value-type="string">
            <text:p>Se eu descubro que tenho HIV, quando devo começar a tomar meus remédios?</text:p>
          </table:table-cell>
          <table:table-cell office:value-type="string">
            <text:p>Quando me sentir mal</text:p>
          </table:table-cell>
          <table:table-cell office:value-type="string">
            <text:p>Não tem remédio</text:p>
          </table:table-cell>
          <table:table-cell office:value-type="string">
            <text:p>Imediatamente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DST/AIDS</text:p>
          </table:table-cell>
          <table:table-cell office:value-type="string">
            <text:p>Existe vacina ou cura para aids?</text:p>
          </table:table-cell>
          <table:table-cell office:value-type="string">
            <text:p>Sim</text:p>
          </table:table-cell>
          <table:table-cell office:value-type="string">
            <text:p>Apenas para mulheres</text:p>
          </table:table-cell>
          <table:table-cell office:value-type="string">
            <text:p>Não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DST/AIDS</text:p>
          </table:table-cell>
          <table:table-cell office:value-type="string">
            <text:p><text:s/>Quem tem HIV toma muitos remédios todos os dias?</text:p>
          </table:table-cell>
          <table:table-cell office:value-type="string">
            <text:p>Sim</text:p>
          </table:table-cell>
          <table:table-cell office:value-type="string">
            <text:p>Não</text:p>
          </table:table-cell>
          <table:table-cell office:value-type="string">
            <text:p>Depende do caso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DST/AIDS</text:p>
          </table:table-cell>
          <table:table-cell office:value-type="string">
            <text:p>É verdade que os medicamentos para o HIV causam efeitos colaterais?</text:p>
          </table:table-cell>
          <table:table-cell office:value-type="string">
            <text:p>Não. Isto é um mito</text:p>
          </table:table-cell>
          <table:table-cell office:value-type="string">
            <text:p>Apenas em crianças</text:p>
          </table:table-cell>
          <table:table-cell office:value-type="string">
            <text:p>Sim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DST/AIDS</text:p>
          </table:table-cell>
          <table:table-cell office:value-type="string">
            <text:p>Quais destes são efeitos colaterais do tratamento de HIV?</text:p>
          </table:table-cell>
          <table:table-cell office:value-type="string">
            <text:p>Depressão</text:p>
          </table:table-cell>
          <table:table-cell office:value-type="string">
            <text:p>Delírio</text:p>
          </table:table-cell>
          <table:table-cell office:value-type="string">
            <text:p>Enjoos e vômitos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DST/AIDS</text:p>
          </table:table-cell>
          <table:table-cell office:value-type="string">
            <text:p>HPV é uma infecção sexualmente transmissível que pode ser evitada com vacina?</text:p>
          </table:table-cell>
          <table:table-cell office:value-type="string">
            <text:p>Apenas em crianças</text:p>
          </table:table-cell>
          <table:table-cell office:value-type="string">
            <text:p>Não</text:p>
          </table:table-cell>
          <table:table-cell office:value-type="string">
            <text:p>Sim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DST/AIDS</text:p>
          </table:table-cell>
          <table:table-cell office:value-type="string">
            <text:p>Qual dessas opções não é uma doença sexualmente transmissível?</text:p>
          </table:table-cell>
          <table:table-cell office:value-type="string">
            <text:p>Sífilis</text:p>
          </table:table-cell>
          <table:table-cell office:value-type="string">
            <text:p>HPV</text:p>
          </table:table-cell>
          <table:table-cell office:value-type="string">
            <text:p>Dengue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DST/AIDS</text:p>
          </table:table-cell>
          <table:table-cell office:value-type="string">
            <text:p>Como se prevenir de todas as infecções sexualmente transmissíveis (IST)?</text:p>
          </table:table-cell>
          <table:table-cell office:value-type="string">
            <text:p>Abstinência sexual</text:p>
          </table:table-cell>
          <table:table-cell office:value-type="string">
            <text:p>Fidelidade</text:p>
          </table:table-cell>
          <table:table-cell office:value-type="string">
            <text:p>Usando camisinha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DST/AIDS</text:p>
          </table:table-cell>
          <table:table-cell office:value-type="string">
            <text:p>É mais seguro usar duas camisinhas ao mesmo tempo?</text:p>
          </table:table-cell>
          <table:table-cell office:value-type="string">
            <text:p>Sim</text:p>
          </table:table-cell>
          <table:table-cell office:value-type="string">
            <text:p>Sim, no máximo 3</text:p>
          </table:table-cell>
          <table:table-cell office:value-type="string">
            <text:p>Não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EBOLA</text:p>
          </table:table-cell>
          <table:table-cell office:value-type="string">
            <text:p>O que é o ebola?</text:p>
          </table:table-cell>
          <table:table-cell office:value-type="string">
            <text:p>Bactéria</text:p>
          </table:table-cell>
          <table:table-cell office:value-type="string">
            <text:p>Malformação fetal</text:p>
          </table:table-cell>
          <table:table-cell office:value-type="string">
            <text:p>Vírus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ESCORPIÃO</text:p>
          </table:table-cell>
          <table:table-cell office:value-type="string">
            <text:p>Qual animal peçonhento causa o maior número de acidentes no Brasil?</text:p>
          </table:table-cell>
          <table:table-cell office:value-type="string">
            <text:p>Serpente</text:p>
          </table:table-cell>
          <table:table-cell office:value-type="string">
            <text:p>Aranha</text:p>
          </table:table-cell>
          <table:table-cell office:value-type="string">
            <text:p>Escorpião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ESCORPIÃO</text:p>
          </table:table-cell>
          <table:table-cell office:value-type="string">
            <text:p>Em quais locais é comum a presença de escorpiões?</text:p>
          </table:table-cell>
          <table:table-cell office:value-type="string">
            <text:p>Piscinas e lagos</text:p>
          </table:table-cell>
          <table:table-cell office:value-type="string">
            <text:p>Em árvores</text:p>
          </table:table-cell>
          <table:table-cell office:value-type="string">
            <text:p>Lixos e bueiros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ESCORPIÃO</text:p>
          </table:table-cell>
          <table:table-cell office:value-type="string">
            <text:p>Qual o principal sintoma clínico apresentado em acidentes por escopiões?</text:p>
          </table:table-cell>
          <table:table-cell office:value-type="string">
            <text:p>Lacrimejamento</text:p>
          </table:table-cell>
          <table:table-cell office:value-type="string">
            <text:p>Inchaço</text:p>
          </table:table-cell>
          <table:table-cell office:value-type="string">
            <text:p>Dor intensa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ESCORPIÃO</text:p>
          </table:table-cell>
          <table:table-cell office:value-type="string">
            <text:p>Em quais casos uma vítima de acidente por escorpião deve receber soro antiescorpiônico?</text:p>
          </table:table-cell>
          <table:table-cell office:value-type="string">
            <text:p>Em todos</text:p>
          </table:table-cell>
          <table:table-cell office:value-type="string">
            <text:p>Somente nos graves</text:p>
          </table:table-cell>
          <table:table-cell office:value-type="string">
            <text:p>Moderados e graves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ESCORPIÃO</text:p>
          </table:table-cell>
          <table:table-cell office:value-type="string">
            <text:p>O que pode ser feito para ajudar a aliviar a dor após ferroada de escorpião?</text:p>
          </table:table-cell>
          <table:table-cell office:value-type="string">
            <text:p>Espremer o local</text:p>
          </table:table-cell>
          <table:table-cell office:value-type="string">
            <text:p>Sucção do veneno </text:p>
          </table:table-cell>
          <table:table-cell office:value-type="string">
            <text:p>Compressa morna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ESQUISTOSSOMOSE</text:p>
          </table:table-cell>
          <table:table-cell office:value-type="string">
            <text:p>Como se transmite a esquistossomose?</text:p>
          </table:table-cell>
          <table:table-cell office:value-type="string">
            <text:p>Pelo espirro</text:p>
          </table:table-cell>
          <table:table-cell office:value-type="string">
            <text:p>Contato com o solo</text:p>
          </table:table-cell>
          <table:table-cell office:value-type="string">
            <text:p>Contato com caramujo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ESQUISTOSSOMOSE</text:p>
          </table:table-cell>
          <table:table-cell office:value-type="string">
            <text:p>Como é o diagnóstico da esquistossomose?</text:p>
          </table:table-cell>
          <table:table-cell office:value-type="string">
            <text:p>Exame de urina</text:p>
          </table:table-cell>
          <table:table-cell office:value-type="string">
            <text:p>Exame de sangue</text:p>
          </table:table-cell>
          <table:table-cell office:value-type="string">
            <text:p>Exame de fezes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ESQUISTOSSOMOSE</text:p>
          </table:table-cell>
          <table:table-cell office:value-type="string">
            <text:p>Como também é conhecida a esquistossomose?</text:p>
          </table:table-cell>
          <table:table-cell office:value-type="string">
            <text:p>Amarelão</text:p>
          </table:table-cell>
          <table:table-cell office:value-type="string">
            <text:p>Mal de sete dias</text:p>
          </table:table-cell>
          <table:table-cell office:value-type="string">
            <text:p>Barriga D'água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ESQUISTOSSOMOSE</text:p>
          </table:table-cell>
          <table:table-cell office:value-type="string">
            <text:p>A esquistossomose é uma doença:</text:p>
          </table:table-cell>
          <table:table-cell office:value-type="string">
            <text:p>Bacteriana</text:p>
          </table:table-cell>
          <table:table-cell office:value-type="string">
            <text:p>Viral</text:p>
          </table:table-cell>
          <table:table-cell office:value-type="string">
            <text:p>Parasitária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ESQUISTOSSOMOSE</text:p>
          </table:table-cell>
          <table:table-cell office:value-type="string">
            <text:p>O agente causador da esquistossomose é o(a):</text:p>
          </table:table-cell>
          <table:table-cell office:value-type="string">
            <text:p>Ascaris lumbricóides</text:p>
          </table:table-cell>
          <table:table-cell office:value-type="string">
            <text:p>Clamydia tracomatis</text:p>
          </table:table-cell>
          <table:table-cell office:value-type="string">
            <text:p>Schistosoma mansoni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EXAMES DE LABORATÓRIO</text:p>
          </table:table-cell>
          <table:table-cell office:value-type="string">
            <text:p>Em casos de desidratação, poderá haver alteração nos exame de sangue?</text:p>
          </table:table-cell>
          <table:table-cell office:value-type="string">
            <text:p>Não</text:p>
          </table:table-cell>
          <table:table-cell table:number-columns-repeated="2" office:value-type="string">
            <text:p>Sim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EXAMES DE LABORATÓRIO</text:p>
          </table:table-cell>
          <table:table-cell office:value-type="string">
            <text:p>Ao realizar exames laboratoriais, devemos comunicar o uso de remédios?</text:p>
          </table:table-cell>
          <table:table-cell office:value-type="string">
            <text:p>Não</text:p>
          </table:table-cell>
          <table:table-cell office:value-type="string">
            <text:p>Talvez seja importante</text:p>
          </table:table-cell>
          <table:table-cell office:value-type="string">
            <text:p>Sim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EXAMES DE LABORATÓRIO</text:p>
          </table:table-cell>
          <table:table-cell office:value-type="string">
            <text:p>Onde posso realizar exames laboratoriais?</text:p>
          </table:table-cell>
          <table:table-cell office:value-type="string">
            <text:p>Somente rede privada</text:p>
          </table:table-cell>
          <table:table-cell office:value-type="string">
            <text:p>Somente rede pública</text:p>
          </table:table-cell>
          <table:table-cell office:value-type="string">
            <text:p>Em ambas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EXAMES DE LABORATÓRIO</text:p>
          </table:table-cell>
          <table:table-cell office:value-type="string">
            <text:p>O que fazer para o braço não ficar roxo depois da coleta de sangue? </text:p>
          </table:table-cell>
          <table:table-cell office:value-type="string">
            <text:p>Sacudir o braço</text:p>
          </table:table-cell>
          <table:table-cell office:value-type="string">
            <text:p>Esperar desaparecer</text:p>
          </table:table-cell>
          <table:table-cell office:value-type="string">
            <text:p>Compressa local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FEBRE AMARELA</text:p>
          </table:table-cell>
          <table:table-cell office:value-type="string">
            <text:p>A Febre Amarela é transmitida por:</text:p>
          </table:table-cell>
          <table:table-cell office:value-type="string">
            <text:p>Mordedura de morcego</text:p>
          </table:table-cell>
          <table:table-cell office:value-type="string">
            <text:p>Alimento contaminado</text:p>
          </table:table-cell>
          <table:table-cell office:value-type="string">
            <text:p>Picada de mosquito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FEBRE AMARELA</text:p>
          </table:table-cell>
          <table:table-cell office:value-type="string">
            <text:p>A Febre Amarela Silvestre é transmitida por mosquitos de que gênero?</text:p>
          </table:table-cell>
          <table:table-cell office:value-type="string">
            <text:p>Aedes</text:p>
          </table:table-cell>
          <table:table-cell office:value-type="string">
            <text:p>Anopheles</text:p>
          </table:table-cell>
          <table:table-cell office:value-type="string">
            <text:p>Haemagogus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FEBRE AMARELA</text:p>
          </table:table-cell>
          <table:table-cell office:value-type="string">
            <text:p>Quais dos sintomas a seguir são clássicos da Febre Amarela:</text:p>
          </table:table-cell>
          <table:table-cell office:value-type="string">
            <text:p>Dor nas juntas</text:p>
          </table:table-cell>
          <table:table-cell office:value-type="string">
            <text:p>Dor de cabeça</text:p>
          </table:table-cell>
          <table:table-cell office:value-type="string">
            <text:p>Pele amarelada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FEBRE AMARELA</text:p>
          </table:table-cell>
          <table:table-cell office:value-type="string">
            <text:p>Qual destas não é uma forma de se prevenir contra a Febre Amarela?</text:p>
          </table:table-cell>
          <table:table-cell office:value-type="string">
            <text:p>Vacina</text:p>
          </table:table-cell>
          <table:table-cell office:value-type="string">
            <text:p>Repelente</text:p>
          </table:table-cell>
          <table:table-cell office:value-type="string">
            <text:p>Protetor solar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FEBRE AMARELA</text:p>
          </table:table-cell>
          <table:table-cell office:value-type="string">
            <text:p>Qual destas não é uma atividade de risco para a Febre Amarela?</text:p>
          </table:table-cell>
          <table:table-cell office:value-type="string">
            <text:p>Camping</text:p>
          </table:table-cell>
          <table:table-cell office:value-type="string">
            <text:p>Pesca</text:p>
          </table:table-cell>
          <table:table-cell office:value-type="string">
            <text:p>Caminhada noturna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FEBRE AMARELA</text:p>
          </table:table-cell>
          <table:table-cell office:value-type="string">
            <text:p>Qual é o tratamento disponível para a Febre Amarela?</text:p>
          </table:table-cell>
          <table:table-cell office:value-type="string">
            <text:p>Antibióticos</text:p>
          </table:table-cell>
          <table:table-cell office:value-type="string">
            <text:p>Anti-inflamatórios</text:p>
          </table:table-cell>
          <table:table-cell office:value-type="string">
            <text:p>Não há tratamento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FEBRE AMARELA</text:p>
          </table:table-cell>
          <table:table-cell office:value-type="string">
            <text:p>Além da dengue, Zika e chikungunya, que outra doença o Aedes aegypti pode transmitir?</text:p>
          </table:table-cell>
          <table:table-cell office:value-type="string">
            <text:p>O Nyong-nyong</text:p>
          </table:table-cell>
          <table:table-cell office:value-type="string">
            <text:p>Filariose</text:p>
          </table:table-cell>
          <table:table-cell office:value-type="string">
            <text:p>Febre Amarela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FEBRE AMARELA</text:p>
          </table:table-cell>
          <table:table-cell office:value-type="string">
            <text:p>Qual destes não representa um dos possíveis ciclos de transmissão da Febre Amarela?</text:p>
          </table:table-cell>
          <table:table-cell office:value-type="string">
            <text:p>Urbano</text:p>
          </table:table-cell>
          <table:table-cell office:value-type="string">
            <text:p>Silvestre</text:p>
          </table:table-cell>
          <table:table-cell office:value-type="string">
            <text:p>Aquático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FEBRE AMARELA</text:p>
          </table:table-cell>
          <table:table-cell office:value-type="string">
            <text:p>Além do homem, que animal é hospedeiro da Febre Amarela?</text:p>
          </table:table-cell>
          <table:table-cell office:value-type="string">
            <text:p>Ave</text:p>
          </table:table-cell>
          <table:table-cell office:value-type="string">
            <text:p>Cachorro</text:p>
          </table:table-cell>
          <table:table-cell office:value-type="string">
            <text:p>Macaco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FEBRE AMARELA</text:p>
          </table:table-cell>
          <table:table-cell office:value-type="string">
            <text:p>A Febre Amarela é causada por um(a)</text:p>
          </table:table-cell>
          <table:table-cell office:value-type="string">
            <text:p>Bactéria</text:p>
          </table:table-cell>
          <table:table-cell office:value-type="string">
            <text:p>Protozoário</text:p>
          </table:table-cell>
          <table:table-cell office:value-type="string">
            <text:p>Vírus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FEBRE AMARELA</text:p>
          </table:table-cell>
          <table:table-cell office:value-type="string">
            <text:p>Os sintomas da Febre Amarela se confundem com os de qual doença?</text:p>
          </table:table-cell>
          <table:table-cell office:value-type="string">
            <text:p>Doença de Chagas</text:p>
          </table:table-cell>
          <table:table-cell office:value-type="string">
            <text:p>Leishmaniose</text:p>
          </table:table-cell>
          <table:table-cell office:value-type="string">
            <text:p>Dengue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FEBRE AMARELA</text:p>
          </table:table-cell>
          <table:table-cell office:value-type="string">
            <text:p>A medida mais importante de prevenção contra a Febre Amarela é:</text:p>
          </table:table-cell>
          <table:table-cell office:value-type="string">
            <text:p>Lavar o rosto</text:p>
          </table:table-cell>
          <table:table-cell office:value-type="string">
            <text:p>Lavar as mãos</text:p>
          </table:table-cell>
          <table:table-cell office:value-type="string">
            <text:p>Vacinação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FEBRE MACULOSA</text:p>
          </table:table-cell>
          <table:table-cell office:value-type="string">
            <text:p>Qual é o vetor da febre maculosa?</text:p>
          </table:table-cell>
          <table:table-cell office:value-type="string">
            <text:p>Mosquito</text:p>
          </table:table-cell>
          <table:table-cell office:value-type="string">
            <text:p>Capivara</text:p>
          </table:table-cell>
          <table:table-cell office:value-type="string">
            <text:p>Carrapato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FEBRE MACULOSA</text:p>
          </table:table-cell>
          <table:table-cell office:value-type="string">
            <text:p>Quais destes é um hospedeiro de carrapatos de importância médica para febre maculosa?</text:p>
          </table:table-cell>
          <table:table-cell office:value-type="string">
            <text:p>Cobra</text:p>
          </table:table-cell>
          <table:table-cell office:value-type="string">
            <text:p>Onça</text:p>
          </table:table-cell>
          <table:table-cell office:value-type="string">
            <text:p>Capivara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FEBRE MACULOSA</text:p>
          </table:table-cell>
          <table:table-cell office:value-type="string">
            <text:p>Quais são os ambientes de infecção para a febre maculosa?</text:p>
          </table:table-cell>
          <table:table-cell office:value-type="string">
            <text:p>Áreas com lixo</text:p>
          </table:table-cell>
          <table:table-cell office:value-type="string">
            <text:p>Áreas com mosquitos</text:p>
          </table:table-cell>
          <table:table-cell office:value-type="string">
            <text:p>Áreas com carrapatos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FEBRE MACULOSA</text:p>
          </table:table-cell>
          <table:table-cell office:value-type="string">
            <text:p>Quais destes é um sintomas da febre maculosa?</text:p>
          </table:table-cell>
          <table:table-cell office:value-type="string">
            <text:p>Diarreia</text:p>
          </table:table-cell>
          <table:table-cell office:value-type="string">
            <text:p>Vomito</text:p>
          </table:table-cell>
          <table:table-cell office:value-type="string">
            <text:p>Febre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FEBRE MACULOSA</text:p>
          </table:table-cell>
          <table:table-cell office:value-type="string">
            <text:p>Caso você manifeste os sintomas da febre maculosa, o que você deve fazer?</text:p>
          </table:table-cell>
          <table:table-cell office:value-type="string">
            <text:p>Esperar passar</text:p>
          </table:table-cell>
          <table:table-cell office:value-type="string">
            <text:p>Tomar líquidos</text:p>
          </table:table-cell>
          <table:table-cell office:value-type="string">
            <text:p>Procurar médico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FEBRE MACULOSA</text:p>
          </table:table-cell>
          <table:table-cell office:value-type="string">
            <text:p>Quais medidas de prevenção para a febre maculosa você pode adotar no seu domicílo?</text:p>
          </table:table-cell>
          <table:table-cell office:value-type="string">
            <text:p>Eliminar água parada</text:p>
          </table:table-cell>
          <table:table-cell office:value-type="string">
            <text:p>Lavar banheiros</text:p>
          </table:table-cell>
          <table:table-cell office:value-type="string">
            <text:p>Limpar quintais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FILARIOSE LINFÁTICA</text:p>
          </table:table-cell>
          <table:table-cell office:value-type="string">
            <text:p>Qual é o mosquito <text:s/>Culex que transmite a filariose linfática?</text:p>
          </table:table-cell>
          <table:table-cell office:value-type="string">
            <text:p>Anopheles</text:p>
          </table:table-cell>
          <table:table-cell office:value-type="string">
            <text:p>Aedes Aegypti</text:p>
          </table:table-cell>
          <table:table-cell office:value-type="string">
            <text:p>Culex quinquefasciatus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FILARIOSE LINFÁTICA</text:p>
          </table:table-cell>
          <table:table-cell office:value-type="string">
            <text:p>É uma complicação da filariose linfática:</text:p>
          </table:table-cell>
          <table:table-cell office:value-type="string">
            <text:p>Hemorragia digestiva</text:p>
          </table:table-cell>
          <table:table-cell office:value-type="string">
            <text:p>Cegueira</text:p>
          </table:table-cell>
          <table:table-cell office:value-type="string">
            <text:p>Elefantíase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FILARIOSE LINFÁTICA</text:p>
          </table:table-cell>
          <table:table-cell office:value-type="string">
            <text:p>A filariose linfática é uma infecção?</text:p>
          </table:table-cell>
          <table:table-cell office:value-type="string">
            <text:p>Viral</text:p>
          </table:table-cell>
          <table:table-cell office:value-type="string">
            <text:p>Bacteriana</text:p>
          </table:table-cell>
          <table:table-cell office:value-type="string">
            <text:p>Parasitária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HANSENÍASE</text:p>
          </table:table-cell>
          <table:table-cell office:value-type="string">
            <text:p>O que é hanseníase?</text:p>
          </table:table-cell>
          <table:table-cell office:value-type="string">
            <text:p>Um vírus</text:p>
          </table:table-cell>
          <table:table-cell office:value-type="string">
            <text:p>Um protozoário</text:p>
          </table:table-cell>
          <table:table-cell office:value-type="string">
            <text:p>Uma doença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HANSENÍASE</text:p>
          </table:table-cell>
          <table:table-cell office:value-type="string">
            <text:p>É necessário separar os copos, talheres e pratos do paciente com hanseníase?</text:p>
          </table:table-cell>
          <table:table-cell office:value-type="string">
            <text:p>Sim</text:p>
          </table:table-cell>
          <table:table-cell office:value-type="string">
            <text:p>Somente pratos</text:p>
          </table:table-cell>
          <table:table-cell office:value-type="string">
            <text:p>Não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HANSENÍASE</text:p>
          </table:table-cell>
          <table:table-cell office:value-type="string">
            <text:p>Como se pega a hanseníase?</text:p>
          </table:table-cell>
          <table:table-cell office:value-type="string">
            <text:p>Aperto de mão</text:p>
          </table:table-cell>
          <table:table-cell office:value-type="string">
            <text:p>Relação sexual</text:p>
          </table:table-cell>
          <table:table-cell office:value-type="string">
            <text:p>Contato com doente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INFLUENZA</text:p>
          </table:table-cell>
          <table:table-cell office:value-type="string">
            <text:p>Qual é o mais importante sintoma da Influenza?</text:p>
          </table:table-cell>
          <table:table-cell office:value-type="string">
            <text:p>Vômitos</text:p>
          </table:table-cell>
          <table:table-cell office:value-type="string">
            <text:p>Dor muscular</text:p>
          </table:table-cell>
          <table:table-cell office:value-type="string">
            <text:p>Febre alta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INFLUENZA</text:p>
          </table:table-cell>
          <table:table-cell office:value-type="string">
            <text:p>Qual a doença que é muito confudida com a Influenza?</text:p>
          </table:table-cell>
          <table:table-cell office:value-type="string">
            <text:p>Sinusite</text:p>
          </table:table-cell>
          <table:table-cell office:value-type="string">
            <text:p>Esofagite</text:p>
          </table:table-cell>
          <table:table-cell office:value-type="string">
            <text:p>Resfriado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INFLUENZA</text:p>
          </table:table-cell>
          <table:table-cell office:value-type="string">
            <text:p>Frequente lavagem e higienização das mãos, previne a Influenza?</text:p>
          </table:table-cell>
          <table:table-cell office:value-type="string">
            <text:p>Não</text:p>
          </table:table-cell>
          <table:table-cell office:value-type="string">
            <text:p>Só após as refeições</text:p>
          </table:table-cell>
          <table:table-cell office:value-type="string">
            <text:p>Sim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INFLUENZA</text:p>
          </table:table-cell>
          <table:table-cell office:value-type="string">
            <text:p>Evitar contato próximo a pessoas que apresentem sinais ou sintomas da Influenza, ajuda?</text:p>
          </table:table-cell>
          <table:table-cell office:value-type="string">
            <text:p>Não</text:p>
          </table:table-cell>
          <table:table-cell office:value-type="string">
            <text:p>A partir de 1m</text:p>
          </table:table-cell>
          <table:table-cell office:value-type="string">
            <text:p>Sim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INFLUENZA</text:p>
          </table:table-cell>
          <table:table-cell office:value-type="string">
            <text:p>Cobrir nariz e boca quando espirrar ou tossir, reduz a transmissão da Influenza?</text:p>
          </table:table-cell>
          <table:table-cell office:value-type="string">
            <text:p>Não </text:p>
          </table:table-cell>
          <table:table-cell office:value-type="string">
            <text:p>Cobrir apenas a boca</text:p>
          </table:table-cell>
          <table:table-cell office:value-type="string">
            <text:p>Sim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INFLUENZA</text:p>
          </table:table-cell>
          <table:table-cell office:value-type="string">
            <text:p>O Brasil possui vacina para Influenza?</text:p>
          </table:table-cell>
          <table:table-cell office:value-type="string">
            <text:p>Não</text:p>
          </table:table-cell>
          <table:table-cell office:value-type="string">
            <text:p>Apenas para H1N1</text:p>
          </table:table-cell>
          <table:table-cell office:value-type="string">
            <text:p>Sim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INFLUENZA</text:p>
          </table:table-cell>
          <table:table-cell office:value-type="string">
            <text:p>A gestante pode receber a vacina da Influenza?</text:p>
          </table:table-cell>
          <table:table-cell office:value-type="string">
            <text:p>Não</text:p>
          </table:table-cell>
          <table:table-cell office:value-type="string">
            <text:p>Sim, após 3º mês</text:p>
          </table:table-cell>
          <table:table-cell office:value-type="string">
            <text:p>Sim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INFLUENZA</text:p>
          </table:table-cell>
          <table:table-cell office:value-type="string">
            <text:p>No Brasil, pode haver circulação da Influenza o ano todo?</text:p>
          </table:table-cell>
          <table:table-cell office:value-type="string">
            <text:p>Apenas no sudeste</text:p>
          </table:table-cell>
          <table:table-cell office:value-type="string">
            <text:p>Não</text:p>
          </table:table-cell>
          <table:table-cell office:value-type="string">
            <text:p>Sim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INFLUENZA</text:p>
          </table:table-cell>
          <table:table-cell office:value-type="string">
            <text:p>A população privada de liberdade recebe a vacina da Influenza?</text:p>
          </table:table-cell>
          <table:table-cell office:value-type="string">
            <text:p>Não</text:p>
          </table:table-cell>
          <table:table-cell office:value-type="string">
            <text:p>&gt; 5 anos de reclusão</text:p>
          </table:table-cell>
          <table:table-cell office:value-type="string">
            <text:p>Sim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INFLUENZA</text:p>
          </table:table-cell>
          <table:table-cell office:value-type="string">
            <text:p>Portadores de doenças crônicas não transmissíveis podem receber a vacina da Influenza?</text:p>
          </table:table-cell>
          <table:table-cell office:value-type="string">
            <text:p>Não</text:p>
          </table:table-cell>
          <table:table-cell office:value-type="string">
            <text:p>Apenas cardiopatas</text:p>
          </table:table-cell>
          <table:table-cell office:value-type="string">
            <text:p>Sim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LAGARTA</text:p>
          </table:table-cell>
          <table:table-cell office:value-type="string">
            <text:p>Qual o nome da lagarta encontrada no Brasil, cujo acidente causa hemorragia?</text:p>
          </table:table-cell>
          <table:table-cell office:value-type="string">
            <text:p>Automeris</text:p>
          </table:table-cell>
          <table:table-cell office:value-type="string">
            <text:p>Hylesia</text:p>
          </table:table-cell>
          <table:table-cell office:value-type="string">
            <text:p>Lonomia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LAGARTA</text:p>
          </table:table-cell>
          <table:table-cell office:value-type="string">
            <text:p>Como acontece o envenenamento por lagarta?</text:p>
          </table:table-cell>
          <table:table-cell office:value-type="string">
            <text:p>Pela picada</text:p>
          </table:table-cell>
          <table:table-cell office:value-type="string">
            <text:p>Pela mordida</text:p>
          </table:table-cell>
          <table:table-cell office:value-type="string">
            <text:p>Contato com cerdas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LAGARTA</text:p>
          </table:table-cell>
          <table:table-cell office:value-type="string">
            <text:p>Qual dessas atividades levam a riscos maiores de acidentes por lagartas do gênero Lonomia?</text:p>
          </table:table-cell>
          <table:table-cell office:value-type="string">
            <text:p>Deitar na grama</text:p>
          </table:table-cell>
          <table:table-cell office:value-type="string">
            <text:p>Correr na grama</text:p>
          </table:table-cell>
          <table:table-cell office:value-type="string">
            <text:p>Subir em árvores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LEISHMANIOSE TEGUMENTAR</text:p>
          </table:table-cell>
          <table:table-cell office:value-type="string">
            <text:p>O que é a leishmaniose tegumentar?</text:p>
          </table:table-cell>
          <table:table-cell office:value-type="string">
            <text:p>Doença rara</text:p>
          </table:table-cell>
          <table:table-cell office:value-type="string">
            <text:p>Doença crônica</text:p>
          </table:table-cell>
          <table:table-cell office:value-type="string">
            <text:p>Doença infecciosa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LEISHMANIOSE TEGUMENTAR</text:p>
          </table:table-cell>
          <table:table-cell office:value-type="string">
            <text:p>Como se caracteriza a úlcera típica da leishmaniose tegumentar cutânea?</text:p>
          </table:table-cell>
          <table:table-cell office:value-type="string">
            <text:p>Dolorosa</text:p>
          </table:table-cell>
          <table:table-cell office:value-type="string">
            <text:p>Dolorosa na pele</text:p>
          </table:table-cell>
          <table:table-cell office:value-type="string">
            <text:p>Indolor na pele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LEISHMANIOSE TEGUMENTAR</text:p>
          </table:table-cell>
          <table:table-cell office:value-type="string">
            <text:p>Qual diagnóstico confirmatório da leishmaniose tegumentar?</text:p>
          </table:table-cell>
          <table:table-cell office:value-type="string">
            <text:p>Sorológico</text:p>
          </table:table-cell>
          <table:table-cell office:value-type="string">
            <text:p>Clínico</text:p>
          </table:table-cell>
          <table:table-cell office:value-type="string">
            <text:p>Parasitológico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LEISHMANIOSE TEGUMENTAR</text:p>
          </table:table-cell>
          <table:table-cell office:value-type="string">
            <text:p>Em quais áreas normalmente ocorre a transmissão de leishmaniose tegumentar?</text:p>
          </table:table-cell>
          <table:table-cell office:value-type="string">
            <text:p>Urbanizada</text:p>
          </table:table-cell>
          <table:table-cell office:value-type="string">
            <text:p>Litorânea</text:p>
          </table:table-cell>
          <table:table-cell office:value-type="string">
            <text:p>Silvestre e rural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LEISHMANIOSE TEGUMENTAR</text:p>
          </table:table-cell>
          <table:table-cell office:value-type="string">
            <text:p>Quais destes insetos transmite a leishmaniose tegumentar?</text:p>
          </table:table-cell>
          <table:table-cell office:value-type="string">
            <text:p>Aedes aegypti</text:p>
          </table:table-cell>
          <table:table-cell office:value-type="string">
            <text:p>Barbeiros</text:p>
          </table:table-cell>
          <table:table-cell office:value-type="string">
            <text:p>Mosquito pólvora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LEISHMANIOSE TEGUMENTAR</text:p>
          </table:table-cell>
          <table:table-cell office:value-type="string">
            <text:p>Onde o vetor da leishmaniose tegumentar se desenvolve?</text:p>
          </table:table-cell>
          <table:table-cell office:value-type="string">
            <text:p>Água parada</text:p>
          </table:table-cell>
          <table:table-cell office:value-type="string">
            <text:p>Casas de pau a pique</text:p>
          </table:table-cell>
          <table:table-cell office:value-type="string">
            <text:p>Locais úmidos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LEISHMANIOSE TEGUMENTAR</text:p>
          </table:table-cell>
          <table:table-cell office:value-type="string">
            <text:p>Quais destas, não é uma forma de se prevenir das leishmanioses?</text:p>
          </table:table-cell>
          <table:table-cell office:value-type="string">
            <text:p>Manter quintal limpo</text:p>
          </table:table-cell>
          <table:table-cell office:value-type="string">
            <text:p>Usar repelentes</text:p>
          </table:table-cell>
          <table:table-cell office:value-type="string">
            <text:p>Remover água parada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LEISHMANIOSE VISCERAL</text:p>
          </table:table-cell>
          <table:table-cell office:value-type="string">
            <text:p>Como a leishmaniose visceral é popularmente conhecida?</text:p>
          </table:table-cell>
          <table:table-cell office:value-type="string">
            <text:p>Botão do Oriente</text:p>
          </table:table-cell>
          <table:table-cell office:value-type="string">
            <text:p>Bicho geográfico</text:p>
          </table:table-cell>
          <table:table-cell office:value-type="string">
            <text:p>Calazar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LEISHMANIOSE VISCERAL</text:p>
          </table:table-cell>
          <table:table-cell office:value-type="string">
            <text:p>No Brasil, em qual Região ocorre a maior parte dos casos de leishmanisoe visceral?</text:p>
          </table:table-cell>
          <table:table-cell office:value-type="string">
            <text:p>Região Sul</text:p>
          </table:table-cell>
          <table:table-cell office:value-type="string">
            <text:p>Região Norte</text:p>
          </table:table-cell>
          <table:table-cell office:value-type="string">
            <text:p>Região Nordeste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LEISHMANIOSE VISCERAL</text:p>
          </table:table-cell>
          <table:table-cell office:value-type="string">
            <text:p>A leishmaniose visceral, se não tratada, pode evoluir ao óbito?</text:p>
          </table:table-cell>
          <table:table-cell office:value-type="string">
            <text:p>Não</text:p>
          </table:table-cell>
          <table:table-cell office:value-type="string">
            <text:p>Apenas em idosos</text:p>
          </table:table-cell>
          <table:table-cell office:value-type="string">
            <text:p>Sim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LEISHMANIOSE VISCERAL</text:p>
          </table:table-cell>
          <table:table-cell office:value-type="string">
            <text:p>Quais deste é sintoma da leishmaniose visceral?</text:p>
          </table:table-cell>
          <table:table-cell office:value-type="string">
            <text:p>Cegueira</text:p>
          </table:table-cell>
          <table:table-cell office:value-type="string">
            <text:p>Desidratação</text:p>
          </table:table-cell>
          <table:table-cell office:value-type="string">
            <text:p>Febre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LEISHMANIOSE VISCERAL</text:p>
          </table:table-cell>
          <table:table-cell office:value-type="string">
            <text:p>Existe tratamento para a leishmaniose visceral?</text:p>
          </table:table-cell>
          <table:table-cell office:value-type="string">
            <text:p>Não</text:p>
          </table:table-cell>
          <table:table-cell office:value-type="string">
            <text:p>Só na rede privada</text:p>
          </table:table-cell>
          <table:table-cell office:value-type="string">
            <text:p>Sim, no SUS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LEISHMANIOSE VISCERAL</text:p>
          </table:table-cell>
          <table:table-cell office:value-type="string">
            <text:p>Qual exame está disponível no SUS para o diagnóstico da leishmaniose visceral?</text:p>
          </table:table-cell>
          <table:table-cell office:value-type="string">
            <text:p>Exame de sangue</text:p>
          </table:table-cell>
          <table:table-cell office:value-type="string">
            <text:p>Ultrassonografia</text:p>
          </table:table-cell>
          <table:table-cell office:value-type="string">
            <text:p>Teste rápido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LEISHMANIOSE VISCERAL</text:p>
          </table:table-cell>
          <table:table-cell office:value-type="string">
            <text:p>Qual o principal reservatório da leishmaniose em área urbana?</text:p>
          </table:table-cell>
          <table:table-cell office:value-type="string">
            <text:p>Galinha</text:p>
          </table:table-cell>
          <table:table-cell office:value-type="string">
            <text:p>Ser Humano</text:p>
          </table:table-cell>
          <table:table-cell office:value-type="string">
            <text:p>Cão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LEISHMANIOSE VISCERAL</text:p>
          </table:table-cell>
          <table:table-cell office:value-type="string">
            <text:p>Qual é a principal forma de transmissão da leishmaniose visceral entre os cães?</text:p>
          </table:table-cell>
          <table:table-cell office:value-type="string">
            <text:p>Modedura</text:p>
          </table:table-cell>
          <table:table-cell office:value-type="string">
            <text:p>Contato com a urina</text:p>
          </table:table-cell>
          <table:table-cell office:value-type="string">
            <text:p>Picada de insetos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LEISHMANIOSE VISCERAL</text:p>
          </table:table-cell>
          <table:table-cell office:value-type="string">
            <text:p>Qual destes é um dos principais sinais clínicos da leishmaniose visceral nos cães?</text:p>
          </table:table-cell>
          <table:table-cell office:value-type="string">
            <text:p>Agressividade</text:p>
          </table:table-cell>
          <table:table-cell office:value-type="string">
            <text:p>Pele amarelada</text:p>
          </table:table-cell>
          <table:table-cell office:value-type="string">
            <text:p>Lesões na pele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LEISHMANIOSE VISCERAL</text:p>
          </table:table-cell>
          <table:table-cell office:value-type="string">
            <text:p>Quais destes insetos transmite a leishmaniose visceral para o homem?</text:p>
          </table:table-cell>
          <table:table-cell office:value-type="string">
            <text:p>Aedes aegypti</text:p>
          </table:table-cell>
          <table:table-cell office:value-type="string">
            <text:p>Barbeiros</text:p>
          </table:table-cell>
          <table:table-cell office:value-type="string">
            <text:p>Mosquito pólvora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LEISHMANIOSE VISCERAL</text:p>
          </table:table-cell>
          <table:table-cell office:value-type="string">
            <text:p>Onde o inseto que transmite a leishmaniose visceral se desenvolve?</text:p>
          </table:table-cell>
          <table:table-cell office:value-type="string">
            <text:p>Água parada</text:p>
          </table:table-cell>
          <table:table-cell office:value-type="string">
            <text:p>Casas de pau a pique</text:p>
          </table:table-cell>
          <table:table-cell office:value-type="string">
            <text:p>Locais úmidos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MALÁRIA</text:p>
          </table:table-cell>
          <table:table-cell office:value-type="string">
            <text:p>Em que região do Brasil estão concentrados mais de 99% dos casos de malária?</text:p>
          </table:table-cell>
          <table:table-cell office:value-type="string">
            <text:p>Sudeste</text:p>
          </table:table-cell>
          <table:table-cell office:value-type="string">
            <text:p>Nordeste</text:p>
          </table:table-cell>
          <table:table-cell office:value-type="string">
            <text:p>Norte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MALÁRIA</text:p>
          </table:table-cell>
          <table:table-cell office:value-type="string">
            <text:p>Como a malária é transmitida?</text:p>
          </table:table-cell>
          <table:table-cell office:value-type="string">
            <text:p>Pela água</text:p>
          </table:table-cell>
          <table:table-cell office:value-type="string">
            <text:p>Por alimentos</text:p>
          </table:table-cell>
          <table:table-cell office:value-type="string">
            <text:p>Picada de mosquito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MALÁRIA</text:p>
          </table:table-cell>
          <table:table-cell office:value-type="string">
            <text:p>Em quais destes locais as larvas do mosquito que transmite a malária são encontradas?</text:p>
          </table:table-cell>
          <table:table-cell office:value-type="string">
            <text:p>Em caixas d'agua</text:p>
          </table:table-cell>
          <table:table-cell office:value-type="string">
            <text:p>Em bueiros</text:p>
          </table:table-cell>
          <table:table-cell office:value-type="string">
            <text:p>Em lagos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MALÁRIA</text:p>
          </table:table-cell>
          <table:table-cell office:value-type="string">
            <text:p>Qual destas é a maneira adequada de se proteger contra o mosquito da malária?</text:p>
          </table:table-cell>
          <table:table-cell office:value-type="string">
            <text:p>Tomando vitaminas</text:p>
          </table:table-cell>
          <table:table-cell office:value-type="string">
            <text:p>Tomar a vacina</text:p>
          </table:table-cell>
          <table:table-cell office:value-type="string">
            <text:p>Usar mosquiteiros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MALÁRIA</text:p>
          </table:table-cell>
          <table:table-cell office:value-type="string">
            <text:p>Qual é o mosquito que transmite a malária?</text:p>
          </table:table-cell>
          <table:table-cell office:value-type="string">
            <text:p>Fêmea do Aedes</text:p>
          </table:table-cell>
          <table:table-cell office:value-type="string">
            <text:p>Macho do Anopheles</text:p>
          </table:table-cell>
          <table:table-cell office:value-type="string">
            <text:p>Fêmea do Anopheles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MALÁRIA</text:p>
          </table:table-cell>
          <table:table-cell office:value-type="string">
            <text:p>Dentre as alternativas, quais destes sintomas são da malária grave:</text:p>
          </table:table-cell>
          <table:table-cell office:value-type="string">
            <text:p>Prostração</text:p>
          </table:table-cell>
          <table:table-cell office:value-type="string">
            <text:p>Sangramentos</text:p>
          </table:table-cell>
          <table:table-cell office:value-type="string">
            <text:p>Febre alta &gt;41°C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MALÁRIA</text:p>
          </table:table-cell>
          <table:table-cell office:value-type="string">
            <text:p>Quais são os meios mais adequados para interromper o ciclo de transmissão da malária?</text:p>
          </table:table-cell>
          <table:table-cell office:value-type="string">
            <text:p>Chás e repouso</text:p>
          </table:table-cell>
          <table:table-cell office:value-type="string">
            <text:p>É impossível</text:p>
          </table:table-cell>
          <table:table-cell office:value-type="string">
            <text:p>Diagnóstico oportuno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MALÁRIA</text:p>
          </table:table-cell>
          <table:table-cell office:value-type="string">
            <text:p>Qual o sintoma mais comum da malária?</text:p>
          </table:table-cell>
          <table:table-cell office:value-type="string">
            <text:p>Falta de ar</text:p>
          </table:table-cell>
          <table:table-cell office:value-type="string">
            <text:p>Manchas na pele</text:p>
          </table:table-cell>
          <table:table-cell office:value-type="string">
            <text:p>Febre alta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MALÁRIA</text:p>
          </table:table-cell>
          <table:table-cell office:value-type="string">
            <text:p>É possível tomar remédios para evitar malária?</text:p>
          </table:table-cell>
          <table:table-cell office:value-type="string">
            <text:p>Não</text:p>
          </table:table-cell>
          <table:table-cell office:value-type="string">
            <text:p>Só importados</text:p>
          </table:table-cell>
          <table:table-cell office:value-type="string">
            <text:p>Sim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MALÁRIA</text:p>
          </table:table-cell>
          <table:table-cell office:value-type="string">
            <text:p>Quem pode pegar malária?</text:p>
          </table:table-cell>
          <table:table-cell office:value-type="string">
            <text:p>Somente homens</text:p>
          </table:table-cell>
          <table:table-cell office:value-type="string">
            <text:p>Somente crianças</text:p>
          </table:table-cell>
          <table:table-cell office:value-type="string">
            <text:p>Qualquer pessoa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MALÁRIA</text:p>
          </table:table-cell>
          <table:table-cell office:value-type="string">
            <text:p>Quais são os sinais e sintomas mais comuns da malária?</text:p>
          </table:table-cell>
          <table:table-cell office:value-type="string">
            <text:p>Manchas na pele</text:p>
          </table:table-cell>
          <table:table-cell office:value-type="string">
            <text:p>Dor nas articulações</text:p>
          </table:table-cell>
          <table:table-cell office:value-type="string">
            <text:p>Febre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MALÁRIA</text:p>
          </table:table-cell>
          <table:table-cell office:value-type="string">
            <text:p>Posso ter malária mais de uma vez?</text:p>
          </table:table-cell>
          <table:table-cell office:value-type="string">
            <text:p>Não</text:p>
          </table:table-cell>
          <table:table-cell office:value-type="string">
            <text:p>Sim, duas vezes</text:p>
          </table:table-cell>
          <table:table-cell office:value-type="string">
            <text:p>Sim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MALÁRIA</text:p>
          </table:table-cell>
          <table:table-cell office:value-type="string">
            <text:p>Existe vacina para a malária?</text:p>
          </table:table-cell>
          <table:table-cell office:value-type="string">
            <text:p>Sim</text:p>
          </table:table-cell>
          <table:table-cell office:value-type="string">
            <text:p>Só para adultos</text:p>
          </table:table-cell>
          <table:table-cell office:value-type="string">
            <text:p>Não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MALÁRIA</text:p>
          </table:table-cell>
          <table:table-cell office:value-type="string">
            <text:p>Como se faz o diagnóstico de malária?</text:p>
          </table:table-cell>
          <table:table-cell office:value-type="string">
            <text:p>Pela saliva</text:p>
          </table:table-cell>
          <table:table-cell office:value-type="string">
            <text:p>Liquor</text:p>
          </table:table-cell>
          <table:table-cell office:value-type="string">
            <text:p>Pelo sangue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MALÁRIA</text:p>
          </table:table-cell>
          <table:table-cell office:value-type="string">
            <text:p>A malária pode ser grave?</text:p>
          </table:table-cell>
          <table:table-cell office:value-type="string">
            <text:p>Não</text:p>
          </table:table-cell>
          <table:table-cell office:value-type="string">
            <text:p>Sempre é grave</text:p>
          </table:table-cell>
          <table:table-cell office:value-type="string">
            <text:p>Sim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MALÁRIA</text:p>
          </table:table-cell>
          <table:table-cell office:value-type="string">
            <text:p>Onde é a região de malária endêmica no Brasil?</text:p>
          </table:table-cell>
          <table:table-cell office:value-type="string">
            <text:p>Sudeste</text:p>
          </table:table-cell>
          <table:table-cell office:value-type="string">
            <text:p>Nordeste</text:p>
          </table:table-cell>
          <table:table-cell office:value-type="string">
            <text:p>Norte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MALÁRIA</text:p>
          </table:table-cell>
          <table:table-cell office:value-type="string">
            <text:p>O que causa a malária?</text:p>
          </table:table-cell>
          <table:table-cell office:value-type="string">
            <text:p>Vírus</text:p>
          </table:table-cell>
          <table:table-cell office:value-type="string">
            <text:p>Bactéria</text:p>
          </table:table-cell>
          <table:table-cell office:value-type="string">
            <text:p>Plasmodium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MALÁRIA</text:p>
          </table:table-cell>
          <table:table-cell office:value-type="string">
            <text:p>Posso pegar malária de outra pessoa?</text:p>
          </table:table-cell>
          <table:table-cell office:value-type="string">
            <text:p>Sim, abraçando</text:p>
          </table:table-cell>
          <table:table-cell office:value-type="string">
            <text:p>Sim, beijando</text:p>
          </table:table-cell>
          <table:table-cell office:value-type="string">
            <text:p>Não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MALÁRIA</text:p>
          </table:table-cell>
          <table:table-cell office:value-type="string">
            <text:p>Onde devo ir para fazer o diagnóstico de malária?</text:p>
          </table:table-cell>
          <table:table-cell office:value-type="string">
            <text:p>Farmácia</text:p>
          </table:table-cell>
          <table:table-cell office:value-type="string">
            <text:p>Vizinho</text:p>
          </table:table-cell>
          <table:table-cell office:value-type="string">
            <text:p>SUS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MALÁRIA</text:p>
          </table:table-cell>
          <table:table-cell office:value-type="string">
            <text:p>Onde se trata malária?</text:p>
          </table:table-cell>
          <table:table-cell office:value-type="string">
            <text:p>Na farmácia</text:p>
          </table:table-cell>
          <table:table-cell office:value-type="string">
            <text:p>No vizinho</text:p>
          </table:table-cell>
          <table:table-cell office:value-type="string">
            <text:p>No SUS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MALÁRIA</text:p>
          </table:table-cell>
          <table:table-cell office:value-type="string">
            <text:p>Quanto custa tratar malária?</text:p>
          </table:table-cell>
          <table:table-cell office:value-type="string">
            <text:p>300 reais</text:p>
          </table:table-cell>
          <table:table-cell office:value-type="string">
            <text:p>50 reais</text:p>
          </table:table-cell>
          <table:table-cell office:value-type="string">
            <text:p>Gratuito no SUS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MALÁRIA</text:p>
          </table:table-cell>
          <table:table-cell office:value-type="string">
            <text:p>Existe malária no Brasil?</text:p>
          </table:table-cell>
          <table:table-cell office:value-type="string">
            <text:p>Não, só na Ásia</text:p>
          </table:table-cell>
          <table:table-cell office:value-type="string">
            <text:p>Não, só na África</text:p>
          </table:table-cell>
          <table:table-cell office:value-type="string">
            <text:p>Sim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MALÁRIA</text:p>
          </table:table-cell>
          <table:table-cell office:value-type="string">
            <text:p>Quais destes continentes possuem casos de malária?</text:p>
          </table:table-cell>
          <table:table-cell office:value-type="string">
            <text:p>América e Oceania</text:p>
          </table:table-cell>
          <table:table-cell office:value-type="string">
            <text:p>Ásia e Oceania</text:p>
          </table:table-cell>
          <table:table-cell office:value-type="string">
            <text:p>América e África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MALÁRIA</text:p>
          </table:table-cell>
          <table:table-cell office:value-type="string">
            <text:p>Como não se pega malária?</text:p>
          </table:table-cell>
          <table:table-cell office:value-type="string">
            <text:p>Picada de mosquito</text:p>
          </table:table-cell>
          <table:table-cell office:value-type="string">
            <text:p>Transfusão</text:p>
          </table:table-cell>
          <table:table-cell office:value-type="string">
            <text:p>Água contaminada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MALÁRIA</text:p>
          </table:table-cell>
          <table:table-cell office:value-type="string">
            <text:p>O tratamento é um só para os tipos de malária mais comuns no Brasil (vivax e falciparum)?</text:p>
          </table:table-cell>
          <table:table-cell office:value-type="string">
            <text:p>Sim</text:p>
          </table:table-cell>
          <table:table-cell office:value-type="string">
            <text:p>Não tem tratamento</text:p>
          </table:table-cell>
          <table:table-cell office:value-type="string">
            <text:p>Não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MALÁRIA</text:p>
          </table:table-cell>
          <table:table-cell office:value-type="string">
            <text:p>Febre é um sintoma da malária?</text:p>
          </table:table-cell>
          <table:table-cell office:value-type="string">
            <text:p>Não</text:p>
          </table:table-cell>
          <table:table-cell office:value-type="string">
            <text:p>Somente febre baixa</text:p>
          </table:table-cell>
          <table:table-cell office:value-type="string">
            <text:p>Sim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MALÁRIA</text:p>
          </table:table-cell>
          <table:table-cell office:value-type="string">
            <text:p>O mosquito que transmite a dengue também transmite a malária?</text:p>
          </table:table-cell>
          <table:table-cell office:value-type="string">
            <text:p>Sim</text:p>
          </table:table-cell>
          <table:table-cell office:value-type="string">
            <text:p>Todas as doenças</text:p>
          </table:table-cell>
          <table:table-cell office:value-type="string">
            <text:p>Não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MALÁRIA</text:p>
          </table:table-cell>
          <table:table-cell office:value-type="string">
            <text:p>Em que órgão o parasita da malária se reproduz, antes de atacar os glóbulos vermelhos?</text:p>
          </table:table-cell>
          <table:table-cell office:value-type="string">
            <text:p>Pele</text:p>
          </table:table-cell>
          <table:table-cell office:value-type="string">
            <text:p>Baço</text:p>
          </table:table-cell>
          <table:table-cell office:value-type="string">
            <text:p>Fígado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MALÁRIA</text:p>
          </table:table-cell>
          <table:table-cell office:value-type="string">
            <text:p>Qual o período mais provável para a picada do mosquito que transmite a malária?</text:p>
          </table:table-cell>
          <table:table-cell office:value-type="string">
            <text:p>Durante o dia</text:p>
          </table:table-cell>
          <table:table-cell office:value-type="string">
            <text:p>Quando chove</text:p>
          </table:table-cell>
          <table:table-cell office:value-type="string">
            <text:p>Manhã, tarde e noite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MALÁRIA</text:p>
          </table:table-cell>
          <table:table-cell office:value-type="string">
            <text:p>A malária pode matar?</text:p>
          </table:table-cell>
          <table:table-cell office:value-type="string">
            <text:p>Só deixa sequelas</text:p>
          </table:table-cell>
          <table:table-cell office:value-type="string">
            <text:p>Não</text:p>
          </table:table-cell>
          <table:table-cell office:value-type="string">
            <text:p>Sim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MALÁRIA</text:p>
          </table:table-cell>
          <table:table-cell office:value-type="string">
            <text:p>Gestantes com malária podem tomar os medicamentos normalmente?</text:p>
          </table:table-cell>
          <table:table-cell office:value-type="string">
            <text:p>Sim</text:p>
          </table:table-cell>
          <table:table-cell office:value-type="string">
            <text:p>Depende do caso</text:p>
          </table:table-cell>
          <table:table-cell office:value-type="string">
            <text:p>Não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MALÁRIA</text:p>
          </table:table-cell>
          <table:table-cell office:value-type="string">
            <text:p>Posso tratar malária com chás e plantas?</text:p>
          </table:table-cell>
          <table:table-cell office:value-type="string">
            <text:p>Sim</text:p>
          </table:table-cell>
          <table:table-cell office:value-type="string">
            <text:p>Somente com chá mate</text:p>
          </table:table-cell>
          <table:table-cell office:value-type="string">
            <text:p>Não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MALÁRIA</text:p>
          </table:table-cell>
          <table:table-cell office:value-type="string">
            <text:p>Devo evitar algum tipo de comida por causa dos medicamentos de malária?</text:p>
          </table:table-cell>
          <table:table-cell office:value-type="string">
            <text:p>Alimentos pimentosos</text:p>
          </table:table-cell>
          <table:table-cell office:value-type="string">
            <text:p>Alimentos gordurosos</text:p>
          </table:table-cell>
          <table:table-cell office:value-type="string">
            <text:p>Não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MALÁRIA</text:p>
          </table:table-cell>
          <table:table-cell office:value-type="string">
            <text:p>Quem são os hospedeiros do parasita da malária no seu ciclo de vida?</text:p>
          </table:table-cell>
          <table:table-cell office:value-type="string">
            <text:p>Somente humano</text:p>
          </table:table-cell>
          <table:table-cell office:value-type="string">
            <text:p>Nenhum</text:p>
          </table:table-cell>
          <table:table-cell office:value-type="string">
            <text:p>Mosquito e humano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MALÁRIA</text:p>
          </table:table-cell>
          <table:table-cell office:value-type="string">
            <text:p>Qual percentual aproximadamente da população mundial esta sob risco de malária?</text:p>
          </table:table-cell>
          <table:table-cell office:value-type="string">
            <text:p>0%</text:p>
          </table:table-cell>
          <table:table-cell office:value-type="string">
            <text:p>10%</text:p>
          </table:table-cell>
          <table:table-cell office:value-type="string">
            <text:p>50%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MALÁRIA</text:p>
          </table:table-cell>
          <table:table-cell office:value-type="string">
            <text:p>Quanto tempo da picada do mosquito infectado a pessoa começa a ter sintomas de malária?</text:p>
          </table:table-cell>
          <table:table-cell office:value-type="string">
            <text:p>1 a 3 dias</text:p>
          </table:table-cell>
          <table:table-cell office:value-type="string">
            <text:p>30 dias</text:p>
          </table:table-cell>
          <table:table-cell office:value-type="string">
            <text:p>10 a 15 dias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MALÁRIA</text:p>
          </table:table-cell>
          <table:table-cell office:value-type="string">
            <text:p>Qualquer mosquito transmite malária?</text:p>
          </table:table-cell>
          <table:table-cell office:value-type="string">
            <text:p>Sim</text:p>
          </table:table-cell>
          <table:table-cell office:value-type="string">
            <text:p>Não, só o Aedes</text:p>
          </table:table-cell>
          <table:table-cell office:value-type="string">
            <text:p>Não, só o Anopheles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MALÁRIA</text:p>
          </table:table-cell>
          <table:table-cell office:value-type="string">
            <text:p>Como a malária é transmitida?</text:p>
          </table:table-cell>
          <table:table-cell office:value-type="string">
            <text:p>Pelo abraço</text:p>
          </table:table-cell>
          <table:table-cell office:value-type="string">
            <text:p>Pelo beijo</text:p>
          </table:table-cell>
          <table:table-cell office:value-type="string">
            <text:p>Picada de mosquito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MALÁRIA</text:p>
          </table:table-cell>
          <table:table-cell office:value-type="string">
            <text:p>O que pode ser feito para evitar a malária?</text:p>
          </table:table-cell>
          <table:table-cell office:value-type="string">
            <text:p>Comer frutas</text:p>
          </table:table-cell>
          <table:table-cell office:value-type="string">
            <text:p>Tomando chás</text:p>
          </table:table-cell>
          <table:table-cell office:value-type="string">
            <text:p>Evitando o mosquito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MALÁRIA</text:p>
          </table:table-cell>
          <table:table-cell office:value-type="string">
            <text:p>A malária tem cura?</text:p>
          </table:table-cell>
          <table:table-cell office:value-type="string">
            <text:p>Em alguns casos</text:p>
          </table:table-cell>
          <table:table-cell office:value-type="string">
            <text:p>Não</text:p>
          </table:table-cell>
          <table:table-cell office:value-type="string">
            <text:p>Sim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MALÁRIA</text:p>
          </table:table-cell>
          <table:table-cell office:value-type="string">
            <text:p>Onde posso me vacinar contra a malária?</text:p>
          </table:table-cell>
          <table:table-cell office:value-type="string">
            <text:p>Em hospital privado</text:p>
          </table:table-cell>
          <table:table-cell office:value-type="string">
            <text:p>Em farmácias</text:p>
          </table:table-cell>
          <table:table-cell office:value-type="string">
            <text:p>Não existe vacina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MALÁRIA</text:p>
          </table:table-cell>
          <table:table-cell office:value-type="string">
            <text:p>Existe um repelente especial para combater o mosquito da malária?</text:p>
          </table:table-cell>
          <table:table-cell office:value-type="string">
            <text:p>Sim</text:p>
          </table:table-cell>
          <table:table-cell office:value-type="string">
            <text:p>Sim, importados</text:p>
          </table:table-cell>
          <table:table-cell office:value-type="string">
            <text:p>Não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MALÁRIA</text:p>
          </table:table-cell>
          <table:table-cell office:value-type="string">
            <text:p>O mosquito da malária se reproduz como o da dengue?</text:p>
          </table:table-cell>
          <table:table-cell office:value-type="string">
            <text:p>Sim</text:p>
          </table:table-cell>
          <table:table-cell office:value-type="string">
            <text:p>Não se reproduz</text:p>
          </table:table-cell>
          <table:table-cell office:value-type="string">
            <text:p>Não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MALÁRIA</text:p>
          </table:table-cell>
          <table:table-cell office:value-type="string">
            <text:p>Qual mosquito anopheles transmite a malária? O macho ou a fêmea?</text:p>
          </table:table-cell>
          <table:table-cell office:value-type="string">
            <text:p>Ambos</text:p>
          </table:table-cell>
          <table:table-cell office:value-type="string">
            <text:p>Só o macho</text:p>
          </table:table-cell>
          <table:table-cell office:value-type="string">
            <text:p>Só a femea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MALÁRIA</text:p>
          </table:table-cell>
          <table:table-cell office:value-type="string">
            <text:p>Se uma grávida tiver malária, o bebê corre risco de vida?</text:p>
          </table:table-cell>
          <table:table-cell office:value-type="string">
            <text:p>Só a mãe corre risco</text:p>
          </table:table-cell>
          <table:table-cell office:value-type="string">
            <text:p>Não</text:p>
          </table:table-cell>
          <table:table-cell office:value-type="string">
            <text:p>Sim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MALÁRIA</text:p>
          </table:table-cell>
          <table:table-cell office:value-type="string">
            <text:p>Para quais faixas etárias a malária pode ser mais perigosa?</text:p>
          </table:table-cell>
          <table:table-cell office:value-type="string">
            <text:p>Adolescentes</text:p>
          </table:table-cell>
          <table:table-cell office:value-type="string">
            <text:p>Adultos</text:p>
          </table:table-cell>
          <table:table-cell office:value-type="string">
            <text:p>Idosos e crianças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MALÁRIA</text:p>
          </table:table-cell>
          <table:table-cell office:value-type="string">
            <text:p>É recomendável realizar o tratamento da malária até o fim?</text:p>
          </table:table-cell>
          <table:table-cell office:value-type="string">
            <text:p>Não</text:p>
          </table:table-cell>
          <table:table-cell office:value-type="string">
            <text:p>Não, só até a metade</text:p>
          </table:table-cell>
          <table:table-cell office:value-type="string">
            <text:p>Sim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MEDICAMENTOS</text:p>
          </table:table-cell>
          <table:table-cell office:value-type="string">
            <text:p>Qual a categoria dos medicamentos usados para tratamento de infecções bacterianas?</text:p>
          </table:table-cell>
          <table:table-cell office:value-type="string">
            <text:p>Antieméticos</text:p>
          </table:table-cell>
          <table:table-cell office:value-type="string">
            <text:p>Antivirais</text:p>
          </table:table-cell>
          <table:table-cell office:value-type="string">
            <text:p>Antibióticos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MEDICAMENTOS</text:p>
          </table:table-cell>
          <table:table-cell office:value-type="string">
            <text:p>Qual a categoria dos medicamentos usados para tratamento de dores?</text:p>
          </table:table-cell>
          <table:table-cell office:value-type="string">
            <text:p>Antiácidos</text:p>
          </table:table-cell>
          <table:table-cell office:value-type="string">
            <text:p>Antineoplásicos</text:p>
          </table:table-cell>
          <table:table-cell office:value-type="string">
            <text:p>Analgésicos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MEDICAMENTOS</text:p>
          </table:table-cell>
          <table:table-cell office:value-type="string">
            <text:p>Qual a categoria dos medicamentos usados para tratamento do câncer?</text:p>
          </table:table-cell>
          <table:table-cell office:value-type="string">
            <text:p>Antiulcerosos</text:p>
          </table:table-cell>
          <table:table-cell office:value-type="string">
            <text:p>Antiespasmódicos</text:p>
          </table:table-cell>
          <table:table-cell office:value-type="string">
            <text:p>Antineoplásicos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MEDICAMENTOS</text:p>
          </table:table-cell>
          <table:table-cell office:value-type="string">
            <text:p>Onde se pode encontrar as informações mais relevantes sobre um medicamento?</text:p>
          </table:table-cell>
          <table:table-cell office:value-type="string">
            <text:p>Receita médica</text:p>
          </table:table-cell>
          <table:table-cell office:value-type="string">
            <text:p>Embalagem primária</text:p>
          </table:table-cell>
          <table:table-cell office:value-type="string">
            <text:p>Bula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MEDICAMENTOS</text:p>
          </table:table-cell>
          <table:table-cell office:value-type="string">
            <text:p>Qualquer cuidado utilizado para curar ou aliviar sintomas de uma doença é chamado de:</text:p>
          </table:table-cell>
          <table:table-cell office:value-type="string">
            <text:p>Placebo</text:p>
          </table:table-cell>
          <table:table-cell office:value-type="string">
            <text:p>Vacina</text:p>
          </table:table-cell>
          <table:table-cell office:value-type="string">
            <text:p>Remédio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MEDICAMENTOS</text:p>
          </table:table-cell>
          <table:table-cell office:value-type="string">
            <text:p>Os medicamentos obtidos diretamente do extrato de plantas é chamado de:</text:p>
          </table:table-cell>
          <table:table-cell office:value-type="string">
            <text:p>Infusões ou chás</text:p>
          </table:table-cell>
          <table:table-cell office:value-type="string">
            <text:p>Homeopáticos</text:p>
          </table:table-cell>
          <table:table-cell office:value-type="string">
            <text:p>Fitoterápicos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MENINGITE</text:p>
          </table:table-cell>
          <table:table-cell office:value-type="string">
            <text:p>Qual destes sinais e sintomas são meningite?</text:p>
          </table:table-cell>
          <table:table-cell office:value-type="string">
            <text:p>Vômito</text:p>
          </table:table-cell>
          <table:table-cell office:value-type="string">
            <text:p>Tosse</text:p>
          </table:table-cell>
          <table:table-cell office:value-type="string">
            <text:p>Rigidez de nuca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MENINGITE</text:p>
          </table:table-cell>
          <table:table-cell office:value-type="string">
            <text:p>Qual a doença que gera inflamação das meninges?</text:p>
          </table:table-cell>
          <table:table-cell office:value-type="string">
            <text:p>Derrame Cerebral</text:p>
          </table:table-cell>
          <table:table-cell office:value-type="string">
            <text:p>Trombose</text:p>
          </table:table-cell>
          <table:table-cell office:value-type="string">
            <text:p>Meningite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MENINGITE</text:p>
          </table:table-cell>
          <table:table-cell office:value-type="string">
            <text:p>O tipo mais grave de meningite é causado por qual microrganismo?</text:p>
          </table:table-cell>
          <table:table-cell office:value-type="string">
            <text:p>Vírus</text:p>
          </table:table-cell>
          <table:table-cell office:value-type="string">
            <text:p>Fungos</text:p>
          </table:table-cell>
          <table:table-cell office:value-type="string">
            <text:p>Bactérias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MICROCEFALIA</text:p>
          </table:table-cell>
          <table:table-cell office:value-type="string">
            <text:p>O que é a microcefalia?</text:p>
          </table:table-cell>
          <table:table-cell office:value-type="string">
            <text:p>Bactéria</text:p>
          </table:table-cell>
          <table:table-cell office:value-type="string">
            <text:p>Vírus</text:p>
          </table:table-cell>
          <table:table-cell office:value-type="string">
            <text:p>Malformação fetal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ONCOCERCOSE</text:p>
          </table:table-cell>
          <table:table-cell office:value-type="string">
            <text:p>Qual é o mosquito que transmite a oncocercose?</text:p>
          </table:table-cell>
          <table:table-cell office:value-type="string">
            <text:p>Aedes Aegypti</text:p>
          </table:table-cell>
          <table:table-cell office:value-type="string">
            <text:p>Culex</text:p>
          </table:table-cell>
          <table:table-cell office:value-type="string">
            <text:p>Simulium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ONCOCERCOSE</text:p>
          </table:table-cell>
          <table:table-cell office:value-type="string">
            <text:p>Como também é conhecida a oncocercose?</text:p>
          </table:table-cell>
          <table:table-cell office:value-type="string">
            <text:p>Doença do caramujo</text:p>
          </table:table-cell>
          <table:table-cell office:value-type="string">
            <text:p>Doença do carrapato</text:p>
          </table:table-cell>
          <table:table-cell office:value-type="string">
            <text:p>Cegueira dos rios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ONCOCERCOSE</text:p>
          </table:table-cell>
          <table:table-cell office:value-type="string">
            <text:p>Quais as UFs brasileiras registram casos de oncocercose?</text:p>
          </table:table-cell>
          <table:table-cell office:value-type="string">
            <text:p>SC e RS</text:p>
          </table:table-cell>
          <table:table-cell office:value-type="string">
            <text:p>GO e MT</text:p>
          </table:table-cell>
          <table:table-cell office:value-type="string">
            <text:p>AM e RR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OUTROS ANIMAIS PEÇONHENTOS</text:p>
          </table:table-cell>
          <table:table-cell office:value-type="string">
            <text:p>O que fazer em caso de um acidente por animal peçonhento?</text:p>
          </table:table-cell>
          <table:table-cell office:value-type="string">
            <text:p>Correr e pular</text:p>
          </table:table-cell>
          <table:table-cell office:value-type="string">
            <text:p>Tomar chá</text:p>
          </table:table-cell>
          <table:table-cell office:value-type="string">
            <text:p>Procurar médico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OUTROS ANIMAIS PEÇONHENTOS</text:p>
          </table:table-cell>
          <table:table-cell office:value-type="string">
            <text:p>Qual desses animais é considerado peçonhento?</text:p>
          </table:table-cell>
          <table:table-cell office:value-type="string">
            <text:p>Ratazana</text:p>
          </table:table-cell>
          <table:table-cell office:value-type="string">
            <text:p>Morcego hematófago</text:p>
          </table:table-cell>
          <table:table-cell office:value-type="string">
            <text:p>Aranha-armadeira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OUTROS ANIMAIS PEÇONHENTOS</text:p>
          </table:table-cell>
          <table:table-cell office:value-type="string">
            <text:p>Qual desses animais é considerado peçonhento?</text:p>
          </table:table-cell>
          <table:table-cell office:value-type="string">
            <text:p>Cachorro</text:p>
          </table:table-cell>
          <table:table-cell office:value-type="string">
            <text:p>Baiacu</text:p>
          </table:table-cell>
          <table:table-cell office:value-type="string">
            <text:p>Escorpião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OUTROS ANIMAIS PEÇONHENTOS</text:p>
          </table:table-cell>
          <table:table-cell office:value-type="string">
            <text:p>Qual desses animais é considerado peçonhento?</text:p>
          </table:table-cell>
          <table:table-cell office:value-type="string">
            <text:p>Lagartixa</text:p>
          </table:table-cell>
          <table:table-cell office:value-type="string">
            <text:p>Peixe-espada</text:p>
          </table:table-cell>
          <table:table-cell office:value-type="string">
            <text:p>Cobra Jararacuçu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OUTROS ANIMAIS PEÇONHENTOS</text:p>
          </table:table-cell>
          <table:table-cell office:value-type="string">
            <text:p>Qual desses animais é considerado peçonhento?</text:p>
          </table:table-cell>
          <table:table-cell office:value-type="string">
            <text:p>Cobra-de-vidro</text:p>
          </table:table-cell>
          <table:table-cell office:value-type="string">
            <text:p>Pseudoescorpião</text:p>
          </table:table-cell>
          <table:table-cell office:value-type="string">
            <text:p>Lacraia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OUTROS ANIMAIS PEÇONHENTOS</text:p>
          </table:table-cell>
          <table:table-cell office:value-type="string">
            <text:p>Qual desses animais é considerado peçonhento?</text:p>
          </table:table-cell>
          <table:table-cell office:value-type="string">
            <text:p>Cobra-cega</text:p>
          </table:table-cell>
          <table:table-cell office:value-type="string">
            <text:p>Tubarão</text:p>
          </table:table-cell>
          <table:table-cell office:value-type="string">
            <text:p>Água-viva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POLIOMIELITE</text:p>
          </table:table-cell>
          <table:table-cell office:value-type="string">
            <text:p>A poliomielite <text:s/>é <text:s/>uma <text:s/>doença <text:s/>causada por qual <text:s/>microorganismo?</text:p>
          </table:table-cell>
          <table:table-cell office:value-type="string">
            <text:p>Bactéria</text:p>
          </table:table-cell>
          <table:table-cell office:value-type="string">
            <text:p>Fungos</text:p>
          </table:table-cell>
          <table:table-cell office:value-type="string">
            <text:p>Vírus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POLIOMIELITE</text:p>
          </table:table-cell>
          <table:table-cell office:value-type="string">
            <text:p>Como a <text:s/>poliomielite <text:s/>é <text:s/>popularmente conhecida?</text:p>
          </table:table-cell>
          <table:table-cell office:value-type="string">
            <text:p>Crupe</text:p>
          </table:table-cell>
          <table:table-cell office:value-type="string">
            <text:p>Tosse comprida</text:p>
          </table:table-cell>
          <table:table-cell office:value-type="string">
            <text:p>Paralisia infantil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POLIOMIELITE</text:p>
          </table:table-cell>
          <table:table-cell office:value-type="string">
            <text:p>Em geral, qual o período de incubação para a poliomielite?</text:p>
          </table:table-cell>
          <table:table-cell office:value-type="string">
            <text:p>1 a 6 dias</text:p>
          </table:table-cell>
          <table:table-cell office:value-type="string">
            <text:p>5 a 15 dias</text:p>
          </table:table-cell>
          <table:table-cell office:value-type="string">
            <text:p>7 a 12 dias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POLIOMIELITE</text:p>
          </table:table-cell>
          <table:table-cell office:value-type="string">
            <text:p>Qual a principal medida de prevenção para a poliomielite?</text:p>
          </table:table-cell>
          <table:table-cell office:value-type="string">
            <text:p>Antibioticoterapia</text:p>
          </table:table-cell>
          <table:table-cell office:value-type="string">
            <text:p>Uso <text:s/>de <text:s/>preservativos</text:p>
          </table:table-cell>
          <table:table-cell office:value-type="string">
            <text:p>Vacinação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POLIOMIELITE</text:p>
          </table:table-cell>
          <table:table-cell office:value-type="string">
            <text:p>Menor de 15 anos que apresenta paralisia flácida aguda suspeita-se de qual doença?</text:p>
          </table:table-cell>
          <table:table-cell office:value-type="string">
            <text:p>Tétano</text:p>
          </table:table-cell>
          <table:table-cell office:value-type="string">
            <text:p>Coqueluche</text:p>
          </table:table-cell>
          <table:table-cell office:value-type="string">
            <text:p>Poliomielite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RAIVA</text:p>
          </table:table-cell>
          <table:table-cell office:value-type="string">
            <text:p>Quem transmite raiva?</text:p>
          </table:table-cell>
          <table:table-cell office:value-type="string">
            <text:p>Mosquitos</text:p>
          </table:table-cell>
          <table:table-cell office:value-type="string">
            <text:p>Aves</text:p>
          </table:table-cell>
          <table:table-cell office:value-type="string">
            <text:p>Mamíferos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RAIVA</text:p>
          </table:table-cell>
          <table:table-cell office:value-type="string">
            <text:p>Quais destes são os transmissores da raiva?</text:p>
          </table:table-cell>
          <table:table-cell office:value-type="string">
            <text:p>Coelho e Hamster</text:p>
          </table:table-cell>
          <table:table-cell office:value-type="string">
            <text:p>Galinha e Pato</text:p>
          </table:table-cell>
          <table:table-cell office:value-type="string">
            <text:p>Cães e Gatos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RAIVA</text:p>
          </table:table-cell>
          <table:table-cell office:value-type="string">
            <text:p>Quais dessas opções é um modo de transmissão da raiva?</text:p>
          </table:table-cell>
          <table:table-cell office:value-type="string">
            <text:p>Contato com lixo</text:p>
          </table:table-cell>
          <table:table-cell office:value-type="string">
            <text:p>Picada de mosquito</text:p>
          </table:table-cell>
          <table:table-cell office:value-type="string">
            <text:p>Mordedura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RAIVA</text:p>
          </table:table-cell>
          <table:table-cell office:value-type="string">
            <text:p>Quais das opções abaixo é sintomas de raiva no homem?</text:p>
          </table:table-cell>
          <table:table-cell office:value-type="string">
            <text:p>Manchas vermelhas</text:p>
          </table:table-cell>
          <table:table-cell office:value-type="string">
            <text:p>Diarreia</text:p>
          </table:table-cell>
          <table:table-cell office:value-type="string">
            <text:p>Espamos musculares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RAIVA</text:p>
          </table:table-cell>
          <table:table-cell office:value-type="string">
            <text:p>Quais são os principais sinais e sintomas de raiva no animal (cão ou gato)?</text:p>
          </table:table-cell>
          <table:table-cell office:value-type="string">
            <text:p>Abana o rabo</text:p>
          </table:table-cell>
          <table:table-cell office:value-type="string">
            <text:p>Fica manso</text:p>
          </table:table-cell>
          <table:table-cell office:value-type="string">
            <text:p>Não se alimenta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RAIVA</text:p>
          </table:table-cell>
          <table:table-cell office:value-type="string">
            <text:p>Como <text:s/>previnir a raiva?</text:p>
          </table:table-cell>
          <table:table-cell office:value-type="string">
            <text:p>Não sair de casa</text:p>
          </table:table-cell>
          <table:table-cell office:value-type="string">
            <text:p>Evitar lixões</text:p>
          </table:table-cell>
          <table:table-cell office:value-type="string">
            <text:p>Vacinar cães e gatos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RAIVA</text:p>
          </table:table-cell>
          <table:table-cell office:value-type="string">
            <text:p>A raiva humana tem cura?</text:p>
          </table:table-cell>
          <table:table-cell office:value-type="string">
            <text:p>Sim</text:p>
          </table:table-cell>
          <table:table-cell office:value-type="string">
            <text:p>As vezes</text:p>
          </table:table-cell>
          <table:table-cell office:value-type="string">
            <text:p>Não tem cura e mata!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SANEANTES</text:p>
          </table:table-cell>
          <table:table-cell office:value-type="string">
            <text:p>Os produtos destinados a limpeza de superfícies inanimadas são:</text:p>
          </table:table-cell>
          <table:table-cell office:value-type="string">
            <text:p>Cosméticos</text:p>
          </table:table-cell>
          <table:table-cell office:value-type="string">
            <text:p>Intioxidantes</text:p>
          </table:table-cell>
          <table:table-cell office:value-type="string">
            <text:p>Saneantes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SANEANTES</text:p>
          </table:table-cell>
          <table:table-cell office:value-type="string">
            <text:p>Ao ingerir ou inalar acidentalmente um produto saneante você deve sempre:</text:p>
          </table:table-cell>
          <table:table-cell office:value-type="string">
            <text:p>Provocar vômito</text:p>
          </table:table-cell>
          <table:table-cell office:value-type="string">
            <text:p>Beber água</text:p>
          </table:table-cell>
          <table:table-cell office:value-type="string">
            <text:p>Ler o rótulo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SARAMPO</text:p>
          </table:table-cell>
          <table:table-cell office:value-type="string">
            <text:p>O sarampo é uma doença infecto contagiosa causada por?</text:p>
          </table:table-cell>
          <table:table-cell office:value-type="string">
            <text:p>Bactéria</text:p>
          </table:table-cell>
          <table:table-cell office:value-type="string">
            <text:p>Protozoários</text:p>
          </table:table-cell>
          <table:table-cell office:value-type="string">
            <text:p>Vírus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SARAMPO</text:p>
          </table:table-cell>
          <table:table-cell office:value-type="string">
            <text:p>A transmissão do vírus do sarampo ocorre por:</text:p>
          </table:table-cell>
          <table:table-cell office:value-type="string">
            <text:p>Oral ou fecal</text:p>
          </table:table-cell>
          <table:table-cell office:value-type="string">
            <text:p>Aedes aegypti</text:p>
          </table:table-cell>
          <table:table-cell office:value-type="string">
            <text:p>Vias respiratórias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SARAMPO</text:p>
          </table:table-cell>
          <table:table-cell office:value-type="string">
            <text:p>Qual destes é um sinal característico do sarampo?</text:p>
          </table:table-cell>
          <table:table-cell office:value-type="string">
            <text:p>Conjuntivite</text:p>
          </table:table-cell>
          <table:table-cell office:value-type="string">
            <text:p>Dor de cabeça</text:p>
          </table:table-cell>
          <table:table-cell office:value-type="string">
            <text:p>Machas vermelhas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SARAMPO</text:p>
          </table:table-cell>
          <table:table-cell office:value-type="string">
            <text:p>Qual é o período aproximado de incubação do sarampo?</text:p>
          </table:table-cell>
          <table:table-cell office:value-type="string">
            <text:p>5 dias</text:p>
          </table:table-cell>
          <table:table-cell office:value-type="string">
            <text:p>3 dias</text:p>
          </table:table-cell>
          <table:table-cell office:value-type="string">
            <text:p>10 dias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SARAMPO</text:p>
          </table:table-cell>
          <table:table-cell office:value-type="string">
            <text:p>Qual é a forma mais eficaz de prevenção contra o sarampo?</text:p>
          </table:table-cell>
          <table:table-cell office:value-type="string">
            <text:p>Uso de EPI</text:p>
          </table:table-cell>
          <table:table-cell office:value-type="string">
            <text:p>Isolamento</text:p>
          </table:table-cell>
          <table:table-cell office:value-type="string">
            <text:p>Vacina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SARAMPO</text:p>
          </table:table-cell>
          <table:table-cell office:value-type="string">
            <text:p>Qual o critério de confirmação de um caso de sarampo?</text:p>
          </table:table-cell>
          <table:table-cell office:value-type="string">
            <text:p>Biopsia</text:p>
          </table:table-cell>
          <table:table-cell office:value-type="string">
            <text:p>Diagnóstico Imagem</text:p>
          </table:table-cell>
          <table:table-cell office:value-type="string">
            <text:p>Exame Laboratorial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SARAMPO</text:p>
          </table:table-cell>
          <table:table-cell office:value-type="string">
            <text:p>Qual o prazo ideal para notificar um caso suspeito de sarampo?</text:p>
          </table:table-cell>
          <table:table-cell office:value-type="string">
            <text:p>Até 48 horas</text:p>
          </table:table-cell>
          <table:table-cell office:value-type="string">
            <text:p>Até 72 horas</text:p>
          </table:table-cell>
          <table:table-cell office:value-type="string">
            <text:p>Até 24 horas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SARAMPO</text:p>
          </table:table-cell>
          <table:table-cell office:value-type="string">
            <text:p>Qual o prazo ideal para realizar bloqueio vacinal contra sarampo?</text:p>
          </table:table-cell>
          <table:table-cell office:value-type="string">
            <text:p>Até 1 mes </text:p>
          </table:table-cell>
          <table:table-cell office:value-type="string">
            <text:p>Até 96 horas</text:p>
          </table:table-cell>
          <table:table-cell office:value-type="string">
            <text:p>Até 72 horas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SARAMPO</text:p>
          </table:table-cell>
          <table:table-cell office:value-type="string">
            <text:p>Qual o público não indicado a receber a vacina tríplice ou tetra viral?</text:p>
          </table:table-cell>
          <table:table-cell office:value-type="string">
            <text:p>Idosos</text:p>
          </table:table-cell>
          <table:table-cell office:value-type="string">
            <text:p>Criança de 1 ano</text:p>
          </table:table-cell>
          <table:table-cell office:value-type="string">
            <text:p>Gestantes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SAÚDE DO TRABALHADOR E SUS</text:p>
          </table:table-cell>
          <table:table-cell office:value-type="string">
            <text:p>A garantia dos direitos à saúde:</text:p>
          </table:table-cell>
          <table:table-cell office:value-type="string">
            <text:p>Não é lei</text:p>
          </table:table-cell>
          <table:table-cell office:value-type="string">
            <text:p>Não é obrigatória</text:p>
          </table:table-cell>
          <table:table-cell office:value-type="string">
            <text:p>É lei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SAÚDE DO TRABALHADOR E SUS</text:p>
          </table:table-cell>
          <table:table-cell office:value-type="string">
            <text:p>Qual a sigla do Sistema Único de Saúde?</text:p>
          </table:table-cell>
          <table:table-cell office:value-type="string">
            <text:p>SISU</text:p>
          </table:table-cell>
          <table:table-cell office:value-type="string">
            <text:p>SINAN</text:p>
          </table:table-cell>
          <table:table-cell office:value-type="string">
            <text:p>SUS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SAÚDE DO TRABALHADOR E SUS</text:p>
          </table:table-cell>
          <table:table-cell office:value-type="string">
            <text:p>Para o SUS, estão cobertos pelos direitos à saúde:</text:p>
          </table:table-cell>
          <table:table-cell office:value-type="string">
            <text:p>Trabalhadores</text:p>
          </table:table-cell>
          <table:table-cell office:value-type="string">
            <text:p>Quem tem seguro</text:p>
          </table:table-cell>
          <table:table-cell office:value-type="string">
            <text:p>Todos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SAÚDE DO TRABALHADOR E SUS</text:p>
          </table:table-cell>
          <table:table-cell office:value-type="string">
            <text:p>O uso do cinto de segurança é obrigatório para trabalhos em altura superior á quantos metros?</text:p>
          </table:table-cell>
          <table:table-cell office:value-type="string">
            <text:p>1 m</text:p>
          </table:table-cell>
          <table:table-cell office:value-type="string">
            <text:p>3 m</text:p>
          </table:table-cell>
          <table:table-cell office:value-type="string">
            <text:p>2 m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SAÚDE DO TRABALHADOR E SUS</text:p>
          </table:table-cell>
          <table:table-cell office:value-type="string">
            <text:p>É o correto a se usar em incêndio com líquidos inflamáveis:</text:p>
          </table:table-cell>
          <table:table-cell office:value-type="string">
            <text:p>Água</text:p>
          </table:table-cell>
          <table:table-cell office:value-type="string">
            <text:p>Co2</text:p>
          </table:table-cell>
          <table:table-cell office:value-type="string">
            <text:p>Espuma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SAÚDE DO TRABALHADOR E SUS</text:p>
          </table:table-cell>
          <table:table-cell office:value-type="string">
            <text:p>Quais os Limites mínimos e máximos de tolerância ao ruído?</text:p>
          </table:table-cell>
          <table:table-cell office:value-type="string">
            <text:p>85 a 110</text:p>
          </table:table-cell>
          <table:table-cell office:value-type="string">
            <text:p>80 a 115</text:p>
          </table:table-cell>
          <table:table-cell office:value-type="string">
            <text:p>85 a 115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SERPENTE</text:p>
          </table:table-cell>
          <table:table-cell office:value-type="string">
            <text:p>O que deve ser feito, imediatamente, em caso de acidente com serpente?</text:p>
          </table:table-cell>
          <table:table-cell office:value-type="string">
            <text:p>Usar torniquete</text:p>
          </table:table-cell>
          <table:table-cell office:value-type="string">
            <text:p>Passar álcool</text:p>
          </table:table-cell>
          <table:table-cell office:value-type="string">
            <text:p>Procurar SUS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SERPENTE</text:p>
          </table:table-cell>
          <table:table-cell office:value-type="string">
            <text:p>Qual dessas serpentes peçonhentas é a que causa maior número de acidentes no Brasil?</text:p>
          </table:table-cell>
          <table:table-cell office:value-type="string">
            <text:p>Cascavel</text:p>
          </table:table-cell>
          <table:table-cell office:value-type="string">
            <text:p>Coral</text:p>
          </table:table-cell>
          <table:table-cell office:value-type="string">
            <text:p>Jararaca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SERPENTE</text:p>
          </table:table-cell>
          <table:table-cell office:value-type="string">
            <text:p>Qual dessas serpentes é considerada peçonhenta?</text:p>
          </table:table-cell>
          <table:table-cell office:value-type="string">
            <text:p>Sucuri</text:p>
          </table:table-cell>
          <table:table-cell office:value-type="string">
            <text:p>Jiboia</text:p>
          </table:table-cell>
          <table:table-cell office:value-type="string">
            <text:p>Jararaca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SERPENTE</text:p>
          </table:table-cell>
          <table:table-cell office:value-type="string">
            <text:p>O que deve ser feito ao se deparar com uma serpente?</text:p>
          </table:table-cell>
          <table:table-cell office:value-type="string">
            <text:p>Tentar capturar</text:p>
          </table:table-cell>
          <table:table-cell office:value-type="string">
            <text:p>Tirar uma selfie</text:p>
          </table:table-cell>
          <table:table-cell office:value-type="string">
            <text:p>Chamar autoridade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SERPENTE</text:p>
          </table:table-cell>
          <table:table-cell office:value-type="string">
            <text:p>Quais serpentes levam a um quadro clínico conhecido porpularmente como "cara de bêbado"?</text:p>
          </table:table-cell>
          <table:table-cell office:value-type="string">
            <text:p>Jararaca e cascavel</text:p>
          </table:table-cell>
          <table:table-cell office:value-type="string">
            <text:p>Sucuri e cascavel</text:p>
          </table:table-cell>
          <table:table-cell office:value-type="string">
            <text:p>Cascavel e coral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TÉTANO</text:p>
          </table:table-cell>
          <table:table-cell office:value-type="string">
            <text:p>Qual vacina é recomendada para prevenir tétano em adultos?</text:p>
          </table:table-cell>
          <table:table-cell office:value-type="string">
            <text:p>Tríplice viral</text:p>
          </table:table-cell>
          <table:table-cell office:value-type="string">
            <text:p>VIP</text:p>
          </table:table-cell>
          <table:table-cell office:value-type="string">
            <text:p>Dupla <text:s/>adulto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TÉTANO</text:p>
          </table:table-cell>
          <table:table-cell office:value-type="string">
            <text:p>Qual vacina é indicada para gestantes para prevenir o tétano neonatal?</text:p>
          </table:table-cell>
          <table:table-cell office:value-type="string">
            <text:p>BCG</text:p>
          </table:table-cell>
          <table:table-cell office:value-type="string">
            <text:p>Tríplice viral</text:p>
          </table:table-cell>
          <table:table-cell office:value-type="string">
            <text:p>Dupla adulto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TÉTANO</text:p>
          </table:table-cell>
          <table:table-cell office:value-type="string">
            <text:p>Onde a bactéria do tétano pode ser encontrada?</text:p>
          </table:table-cell>
          <table:table-cell office:value-type="string">
            <text:p>Apenas em pregos</text:p>
          </table:table-cell>
          <table:table-cell office:value-type="string">
            <text:p>Apenas no solo</text:p>
          </table:table-cell>
          <table:table-cell office:value-type="string">
            <text:p>Diversos ambientes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TÉTANO</text:p>
          </table:table-cell>
          <table:table-cell office:value-type="string">
            <text:p>Como saber que você pode estar com tétano?</text:p>
          </table:table-cell>
          <table:table-cell office:value-type="string">
            <text:p>Pseudomembrana</text:p>
          </table:table-cell>
          <table:table-cell office:value-type="string">
            <text:p>Acessos de tosse </text:p>
          </table:table-cell>
          <table:table-cell office:value-type="string">
            <text:p>Rigidez muscular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TÉTANO</text:p>
          </table:table-cell>
          <table:table-cell office:value-type="string">
            <text:p>O tétano é uma doença causada por qual microorganismo?</text:p>
          </table:table-cell>
          <table:table-cell office:value-type="string">
            <text:p>Vírus</text:p>
          </table:table-cell>
          <table:table-cell office:value-type="string">
            <text:p>Fungos</text:p>
          </table:table-cell>
          <table:table-cell office:value-type="string">
            <text:p>Bactéria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TÉTANO </text:p>
          </table:table-cell>
          <table:table-cell office:value-type="string">
            <text:p>Qual agente etiológico do tétano?</text:p>
          </table:table-cell>
          <table:table-cell office:value-type="string">
            <text:p>Salmonella enterica</text:p>
          </table:table-cell>
          <table:table-cell office:value-type="string">
            <text:p>Bordetella pertussis</text:p>
          </table:table-cell>
          <table:table-cell office:value-type="string">
            <text:p>Clostridium tetani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TRACOMA</text:p>
          </table:table-cell>
          <table:table-cell office:value-type="string">
            <text:p>O tracoma é causado por?</text:p>
          </table:table-cell>
          <table:table-cell office:value-type="string">
            <text:p>Vírus</text:p>
          </table:table-cell>
          <table:table-cell office:value-type="string">
            <text:p>Protozoários</text:p>
          </table:table-cell>
          <table:table-cell office:value-type="string">
            <text:p>Bactéria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TRACOMA</text:p>
          </table:table-cell>
          <table:table-cell office:value-type="string">
            <text:p>O tracoma é uma doença que atinge?</text:p>
          </table:table-cell>
          <table:table-cell office:value-type="string">
            <text:p>Nervos periféricos</text:p>
          </table:table-cell>
          <table:table-cell office:value-type="string">
            <text:p>Aparelho digestivo</text:p>
          </table:table-cell>
          <table:table-cell office:value-type="string">
            <text:p>Os olhos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TRACOMA</text:p>
          </table:table-cell>
          <table:table-cell office:value-type="string">
            <text:p>Como é tratado o tracoma?</text:p>
          </table:table-cell>
          <table:table-cell office:value-type="string">
            <text:p>Analgésico</text:p>
          </table:table-cell>
          <table:table-cell office:value-type="string">
            <text:p>Antialérgico</text:p>
          </table:table-cell>
          <table:table-cell office:value-type="string">
            <text:p>Antibiótico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TUBERCULOSE</text:p>
          </table:table-cell>
          <table:table-cell office:value-type="string">
            <text:p>O que é tuberculose?</text:p>
          </table:table-cell>
          <table:table-cell office:value-type="string">
            <text:p>Doença viral</text:p>
          </table:table-cell>
          <table:table-cell office:value-type="string">
            <text:p>Doença fúngica</text:p>
          </table:table-cell>
          <table:table-cell office:value-type="string">
            <text:p>Doença bacteriana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TUBERCULOSE</text:p>
          </table:table-cell>
          <table:table-cell office:value-type="string">
            <text:p>Qual é a bactéria que causa a tuberculose?</text:p>
          </table:table-cell>
          <table:table-cell office:value-type="string">
            <text:p>Treponema pallidum</text:p>
          </table:table-cell>
          <table:table-cell office:value-type="string">
            <text:p>Bordetella pertusis</text:p>
          </table:table-cell>
          <table:table-cell office:value-type="string">
            <text:p>Bacilo de koch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TUBERCULOSE</text:p>
          </table:table-cell>
          <table:table-cell office:value-type="string">
            <text:p>Qual a vacina que previne as formas mais graves da tuberculose?</text:p>
          </table:table-cell>
          <table:table-cell office:value-type="string">
            <text:p>Influenza</text:p>
          </table:table-cell>
          <table:table-cell office:value-type="string">
            <text:p>Rubéola</text:p>
          </table:table-cell>
          <table:table-cell office:value-type="string">
            <text:p>BCG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TUBERCULOSE</text:p>
          </table:table-cell>
          <table:table-cell office:value-type="string">
            <text:p>Como se pega tuberculose?</text:p>
          </table:table-cell>
          <table:table-cell office:value-type="string">
            <text:p>Relação sexual</text:p>
          </table:table-cell>
          <table:table-cell office:value-type="string">
            <text:p>Pelo beijo e abraço</text:p>
          </table:table-cell>
          <table:table-cell office:value-type="string">
            <text:p>Tosse ou espirro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TUBERCULOSE</text:p>
          </table:table-cell>
          <table:table-cell office:value-type="string">
            <text:p>Qual é o orgão mais frequentemente afetado pela tuberculose?</text:p>
          </table:table-cell>
          <table:table-cell office:value-type="string">
            <text:p>Fígado</text:p>
          </table:table-cell>
          <table:table-cell office:value-type="string">
            <text:p>Coração</text:p>
          </table:table-cell>
          <table:table-cell office:value-type="string">
            <text:p>Pulmão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TUBERCULOSE</text:p>
          </table:table-cell>
          <table:table-cell office:value-type="string">
            <text:p>Quais são os orgãos, além do pulmão, que a tuberculose também pode acometer?</text:p>
          </table:table-cell>
          <table:table-cell office:value-type="string">
            <text:p>Somente intestino</text:p>
          </table:table-cell>
          <table:table-cell office:value-type="string">
            <text:p>Somente ossos</text:p>
          </table:table-cell>
          <table:table-cell office:value-type="string">
            <text:p>Todos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TUBERCULOSE</text:p>
          </table:table-cell>
          <table:table-cell office:value-type="string">
            <text:p>Todas as pessoas com tuberculose podem transmitir a doença?</text:p>
          </table:table-cell>
          <table:table-cell office:value-type="string">
            <text:p>Sim</text:p>
          </table:table-cell>
          <table:table-cell office:value-type="string">
            <text:p>Apenas tabagistas</text:p>
          </table:table-cell>
          <table:table-cell office:value-type="string">
            <text:p>Não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TUBERCULOSE</text:p>
          </table:table-cell>
          <table:table-cell office:value-type="string">
            <text:p>Quais destes são sintomas comuns de tuberculose?</text:p>
          </table:table-cell>
          <table:table-cell office:value-type="string">
            <text:p>Diarreia</text:p>
          </table:table-cell>
          <table:table-cell office:value-type="string">
            <text:p>Desmaio</text:p>
          </table:table-cell>
          <table:table-cell office:value-type="string">
            <text:p>Tosse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TUBERCULOSE</text:p>
          </table:table-cell>
          <table:table-cell office:value-type="string">
            <text:p>Depois de quanto tempo de tosse devo suspeitar de tuberculose? </text:p>
          </table:table-cell>
          <table:table-cell office:value-type="string">
            <text:p>1 semana</text:p>
          </table:table-cell>
          <table:table-cell office:value-type="string">
            <text:p>2 semanas</text:p>
          </table:table-cell>
          <table:table-cell office:value-type="string">
            <text:p>3 semanas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TUBERCULOSE</text:p>
          </table:table-cell>
          <table:table-cell office:value-type="string">
            <text:p>Qual o serviço de saúde deve ser procurado no caso de suspeita de tuberculose? </text:p>
          </table:table-cell>
          <table:table-cell office:value-type="string">
            <text:p>Serviço especial</text:p>
          </table:table-cell>
          <table:table-cell office:value-type="string">
            <text:p>Pronto socorro</text:p>
          </table:table-cell>
          <table:table-cell office:value-type="string">
            <text:p>UBS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TUBERCULOSE</text:p>
          </table:table-cell>
          <table:table-cell office:value-type="string">
            <text:p>Quanto tempo dura o tratamento da tuberculose?</text:p>
          </table:table-cell>
          <table:table-cell office:value-type="string">
            <text:p>2 meses</text:p>
          </table:table-cell>
          <table:table-cell office:value-type="string">
            <text:p>4 meses</text:p>
          </table:table-cell>
          <table:table-cell office:value-type="string">
            <text:p>No mínimo 6 meses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TUBERCULOSE</text:p>
          </table:table-cell>
          <table:table-cell office:value-type="string">
            <text:p>Quais os exames realizados para o diagnóstico da tuberculose pulmonar?</text:p>
          </table:table-cell>
          <table:table-cell office:value-type="string">
            <text:p>Exame de sangue</text:p>
          </table:table-cell>
          <table:table-cell office:value-type="string">
            <text:p>Exame de urina</text:p>
          </table:table-cell>
          <table:table-cell office:value-type="string">
            <text:p>Exames de escarro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TUBERCULOSE</text:p>
          </table:table-cell>
          <table:table-cell office:value-type="string">
            <text:p>Quanto custa o tratamento para quem tem tuberculose?</text:p>
          </table:table-cell>
          <table:table-cell office:value-type="string">
            <text:p>R$ 20.00</text:p>
          </table:table-cell>
          <table:table-cell office:value-type="string">
            <text:p>R$ 300.00</text:p>
          </table:table-cell>
          <table:table-cell office:value-type="string">
            <text:p>É gratuito no SUS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TUBERCULOSE</text:p>
          </table:table-cell>
          <table:table-cell office:value-type="string">
            <text:p>O que você deve evitar para se previnir contra a tuberculose?</text:p>
          </table:table-cell>
          <table:table-cell office:value-type="string">
            <text:p>Abraços</text:p>
          </table:table-cell>
          <table:table-cell office:value-type="string">
            <text:p>Beijos</text:p>
          </table:table-cell>
          <table:table-cell office:value-type="string">
            <text:p>Locais fechados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TUBERCULOSE</text:p>
          </table:table-cell>
          <table:table-cell office:value-type="string">
            <text:p>Os medicamentos para o tratamento da tuberculose são ofertados por quem?</text:p>
          </table:table-cell>
          <table:table-cell office:value-type="string">
            <text:p>Rede privada</text:p>
          </table:table-cell>
          <table:table-cell office:value-type="string">
            <text:p>OMS</text:p>
          </table:table-cell>
          <table:table-cell office:value-type="string">
            <text:p>SUS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TUBERCULOSE</text:p>
          </table:table-cell>
          <table:table-cell office:value-type="string">
            <text:p>É preciso separar copos, talheres, pratos e outros utensílios do paciente com tuberculose?</text:p>
          </table:table-cell>
          <table:table-cell office:value-type="string">
            <text:p>Sim</text:p>
          </table:table-cell>
          <table:table-cell office:value-type="string">
            <text:p>Somente pratos</text:p>
          </table:table-cell>
          <table:table-cell office:value-type="string">
            <text:p>Não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TUBERCULOSE</text:p>
          </table:table-cell>
          <table:table-cell office:value-type="string">
            <text:p>Que doença deve ser investigada e testada nas pessoas com tuberculose?</text:p>
          </table:table-cell>
          <table:table-cell office:value-type="string">
            <text:p>Sífilis</text:p>
          </table:table-cell>
          <table:table-cell office:value-type="string">
            <text:p>Caxumba</text:p>
          </table:table-cell>
          <table:table-cell office:value-type="string">
            <text:p>HIV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UVHA</text:p>
          </table:table-cell>
          <table:table-cell office:value-type="string">
            <text:p>No tratamento da Doença Diarréica Aguda se recomenda:</text:p>
          </table:table-cell>
          <table:table-cell office:value-type="string">
            <text:p>Iniciar antibiótico</text:p>
          </table:table-cell>
          <table:table-cell office:value-type="string">
            <text:p>Tomar antidiarréico</text:p>
          </table:table-cell>
          <table:table-cell office:value-type="string">
            <text:p>Tomar líquidos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UVHA</text:p>
          </table:table-cell>
          <table:table-cell office:value-type="string">
            <text:p>Qual destas é uma causa comum de diarreia?</text:p>
          </table:table-cell>
          <table:table-cell office:value-type="string">
            <text:p>Água contaminada </text:p>
          </table:table-cell>
          <table:table-cell office:value-type="string">
            <text:p>Alimento contaminado</text:p>
          </table:table-cell>
          <table:table-cell office:value-type="string">
            <text:p>Todas acima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UVHA</text:p>
          </table:table-cell>
          <table:table-cell office:value-type="string">
            <text:p>Qual destas doenças está associada à diarreia crônica?</text:p>
          </table:table-cell>
          <table:table-cell office:value-type="string">
            <text:p>Viroses</text:p>
          </table:table-cell>
          <table:table-cell office:value-type="string">
            <text:p>Salmonelose</text:p>
          </table:table-cell>
          <table:table-cell office:value-type="string">
            <text:p>Doença celíaca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UVHA</text:p>
          </table:table-cell>
          <table:table-cell office:value-type="string">
            <text:p>Diarreias podem ser causadas por?</text:p>
          </table:table-cell>
          <table:table-cell office:value-type="string">
            <text:p>Bactérias</text:p>
          </table:table-cell>
          <table:table-cell office:value-type="string">
            <text:p>Vírus</text:p>
          </table:table-cell>
          <table:table-cell office:value-type="string">
            <text:p>Todas acima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UVHA</text:p>
          </table:table-cell>
          <table:table-cell office:value-type="string">
            <text:p>Além de fezes pastosas, qual destes sintomas também pode ocorrer durante a diarreia?</text:p>
          </table:table-cell>
          <table:table-cell office:value-type="string">
            <text:p>Dor abdominal</text:p>
          </table:table-cell>
          <table:table-cell office:value-type="string">
            <text:p>Náuseas</text:p>
          </table:table-cell>
          <table:table-cell office:value-type="string">
            <text:p>Todas acima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UVHA</text:p>
          </table:table-cell>
          <table:table-cell office:value-type="string">
            <text:p>Qual destes fluidos é o mais indicado para evitar e tratar a desidratação?</text:p>
          </table:table-cell>
          <table:table-cell office:value-type="string">
            <text:p>Caldo de legumes</text:p>
          </table:table-cell>
          <table:table-cell office:value-type="string">
            <text:p>Refrigerante</text:p>
          </table:table-cell>
          <table:table-cell office:value-type="string">
            <text:p>Água e soro caseiro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UVHA</text:p>
          </table:table-cell>
          <table:table-cell office:value-type="string">
            <text:p>Como é chamada a diarreia com sangue visível nas fezes?</text:p>
          </table:table-cell>
          <table:table-cell office:value-type="string">
            <text:p>Difteria</text:p>
          </table:table-cell>
          <table:table-cell office:value-type="string">
            <text:p>Diarreia crônica</text:p>
          </table:table-cell>
          <table:table-cell office:value-type="string">
            <text:p>Disenteria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UVHA</text:p>
          </table:table-cell>
          <table:table-cell office:value-type="string">
            <text:p>O que é mais importante para a escolha de alimentos vendidos na rua?</text:p>
          </table:table-cell>
          <table:table-cell office:value-type="string">
            <text:p>Higiene</text:p>
          </table:table-cell>
          <table:table-cell office:value-type="string">
            <text:p>Alimento conservado</text:p>
          </table:table-cell>
          <table:table-cell office:value-type="string">
            <text:p>Todas acima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UVHA</text:p>
          </table:table-cell>
          <table:table-cell office:value-type="string">
            <text:p>Qual alimento oferece maior risco para Botulismo?</text:p>
          </table:table-cell>
          <table:table-cell office:value-type="string">
            <text:p>Água</text:p>
          </table:table-cell>
          <table:table-cell office:value-type="string">
            <text:p>Verduras frescas </text:p>
          </table:table-cell>
          <table:table-cell office:value-type="string">
            <text:p>Embutidos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UVHA</text:p>
          </table:table-cell>
          <table:table-cell office:value-type="string">
            <text:p>Como prevenir a transmissão da diarreia por Rotavírus?</text:p>
          </table:table-cell>
          <table:table-cell office:value-type="string">
            <text:p>Higiene de frutas</text:p>
          </table:table-cell>
          <table:table-cell office:value-type="string">
            <text:p>Uso de repelente</text:p>
          </table:table-cell>
          <table:table-cell office:value-type="string">
            <text:p>Higiene das mãos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string">
            <text:p>UVHA</text:p>
          </table:table-cell>
          <table:table-cell office:value-type="string">
            <text:p>Qual dessas doenças pode ser transmitida da mãe para o bebê durante a gestação?</text:p>
          </table:table-cell>
          <table:table-cell office:value-type="string">
            <text:p>Gripe</text:p>
          </table:table-cell>
          <table:table-cell office:value-type="string">
            <text:p>Febre tifoide</text:p>
          </table:table-cell>
          <table:table-cell office:value-type="string">
            <text:p>Toxoplasmose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UVHA</text:p>
          </table:table-cell>
          <table:table-cell office:value-type="string">
            <text:p>Crianças de até 2 anos não podem ingerir mel devido ao risco de adquirir qual doença?</text:p>
          </table:table-cell>
          <table:table-cell office:value-type="string">
            <text:p>Coqueluche </text:p>
          </table:table-cell>
          <table:table-cell office:value-type="string">
            <text:p>Malária</text:p>
          </table:table-cell>
          <table:table-cell office:value-type="string">
            <text:p>Botulismo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VACINAÇÃO DE VIAJANTE</text:p>
          </table:table-cell>
          <table:table-cell office:value-type="string">
            <text:p>Quanto tempo antes de viajar, você precisa verificar se suas vacinas estão atualizadas? </text:p>
          </table:table-cell>
          <table:table-cell office:value-type="string">
            <text:p>1 dia</text:p>
          </table:table-cell>
          <table:table-cell office:value-type="string">
            <text:p>1 semana</text:p>
          </table:table-cell>
          <table:table-cell office:value-type="string">
            <text:p>4 a 8 semanas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string">
            <text:p>VACINAÇÃO DE VIAJANTE</text:p>
          </table:table-cell>
          <table:table-cell office:value-type="string">
            <text:p>No Brasil o adulto também deve receber vacinas periodicamente?</text:p>
          </table:table-cell>
          <table:table-cell office:value-type="string">
            <text:p>Não</text:p>
          </table:table-cell>
          <table:table-cell office:value-type="string">
            <text:p>Só em emergência</text:p>
          </table:table-cell>
          <table:table-cell office:value-type="string">
            <text:p>Sim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VACINAÇÃO DE VIAJANTE</text:p>
          </table:table-cell>
          <table:table-cell office:value-type="string">
            <text:p>Vacinar-se para febre amarela antes de viajar:</text:p>
          </table:table-cell>
          <table:table-cell office:value-type="string">
            <text:p>Não é necessário</text:p>
          </table:table-cell>
          <table:table-cell office:value-type="string">
            <text:p>Depende da idade</text:p>
          </table:table-cell>
          <table:table-cell office:value-type="string">
            <text:p>É necessário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VACINAÇÃO DE VIAJANTE</text:p>
          </table:table-cell>
          <table:table-cell office:value-type="string">
            <text:p>Em quais sites pode-se obter informações completas e confiáveis sobre vacinação?</text:p>
          </table:table-cell>
          <table:table-cell office:value-type="string">
            <text:p>ANVISA</text:p>
          </table:table-cell>
          <table:table-cell office:value-type="string">
            <text:p>Ministério da Saúde</text:p>
          </table:table-cell>
          <table:table-cell office:value-type="string">
            <text:p>Todas as opções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VIGIPEQ</text:p>
          </table:table-cell>
          <table:table-cell office:value-type="string">
            <text:p>O que fazer em casos de intoxicações por contaminantes químicos?</text:p>
          </table:table-cell>
          <table:table-cell office:value-type="string">
            <text:p>Induzir vômito</text:p>
          </table:table-cell>
          <table:table-cell office:value-type="string">
            <text:p>Ingerir leite</text:p>
          </table:table-cell>
          <table:table-cell office:value-type="string">
            <text:p>Buscar médico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VIGIPEQ</text:p>
          </table:table-cell>
          <table:table-cell office:value-type="string">
            <text:p>O que fazer em casos de intoxicações por agrotóxicos?</text:p>
          </table:table-cell>
          <table:table-cell office:value-type="string">
            <text:p>Induzir vômito</text:p>
          </table:table-cell>
          <table:table-cell office:value-type="string">
            <text:p>Ingerir leite</text:p>
          </table:table-cell>
          <table:table-cell office:value-type="string">
            <text:p>Buscar médico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1">01/07/2016</text:date>, <text:time>18:03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818" meta:object-count="0"/>
    <meta:generator>OpenOffice/4.1.2$Unix OpenOffice.org_project/412m3$Build-9782</meta:generator>
  </office:meta>
</office:document-meta>
</file>